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89cm"/>
    </style:style>
    <style:style style:name="co2" style:family="table-column">
      <style:table-column-properties fo:break-before="auto" style:column-width="1.628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2.309cm"/>
    </style:style>
    <style:style style:name="co5" style:family="table-column">
      <style:table-column-properties fo:break-before="auto" style:column-width="1.61cm"/>
    </style:style>
    <style:style style:name="co6" style:family="table-column">
      <style:table-column-properties fo:break-before="auto" style:column-width="1.219cm"/>
    </style:style>
    <style:style style:name="co7" style:family="table-column">
      <style:table-column-properties fo:break-before="auto" style:column-width="2.15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2.24cm"/>
    </style:style>
    <style:style style:name="co11" style:family="table-column">
      <style:table-column-properties fo:break-before="auto" style:column-width="1.543cm"/>
    </style:style>
    <style:style style:name="co12" style:family="table-column">
      <style:table-column-properties fo:break-before="auto" style:column-width="1.423cm"/>
    </style:style>
    <style:style style:name="co13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2">
      <style:map style:condition="cell-content()=[$HVR.$H$2]" style:apply-style-name="Accent_20_1" style:base-cell-address="HVR.B2"/>
      <style:map style:condition="cell-content()=[$HVR.$I$2]" style:apply-style-name="Accent_20_2" style:base-cell-address="HVR.B2"/>
      <style:map style:condition="cell-content()=[$HVR.$J$2]" style:apply-style-name="Accent_20_3" style:base-cell-address="HVR.B2"/>
    </style:style>
    <style:style style:name="ce3" style:family="table-cell" style:parent-style-name="Default" style:data-style-name="N112"/>
    <style:style style:name="ce4" style:family="table-cell" style:parent-style-name="Default" style:data-style-name="N112">
      <style:map style:condition="cell-content()=[$HVR.$H$4]" style:apply-style-name="Accent_20_1" style:base-cell-address="HVR.B4"/>
      <style:map style:condition="cell-content()=[$HVR.$I$4]" style:apply-style-name="Accent_20_2" style:base-cell-address="HVR.B4"/>
      <style:map style:condition="cell-content()=[$HVR.$J$4]" style:apply-style-name="Accent_20_3" style:base-cell-address="HVR.B4"/>
    </style:style>
    <style:style style:name="ce5" style:family="table-cell" style:parent-style-name="Default" style:data-style-name="N112">
      <style:map style:condition="cell-content()=[$HVR.$H$6]" style:apply-style-name="Accent_20_1" style:base-cell-address="HVR.B6"/>
      <style:map style:condition="cell-content()=[$HVR.$I$6]" style:apply-style-name="Accent_20_2" style:base-cell-address="HVR.B6"/>
      <style:map style:condition="cell-content()=[$HVR.$J$6]" style:apply-style-name="Accent_20_3" style:base-cell-address="HVR.B6"/>
    </style:style>
    <style:style style:name="ce6" style:family="table-cell" style:parent-style-name="Default" style:data-style-name="N112">
      <style:map style:condition="cell-content()=[$HVR.$H$8]" style:apply-style-name="Accent_20_1" style:base-cell-address="HVR.B8"/>
      <style:map style:condition="cell-content()=[$HVR.$I$8]" style:apply-style-name="Accent_20_2" style:base-cell-address="HVR.B8"/>
      <style:map style:condition="cell-content()=[$HVR.$J$8]" style:apply-style-name="Accent_20_3" style:base-cell-address="HVR.B8"/>
    </style:style>
    <style:style style:name="ce7" style:family="table-cell" style:parent-style-name="Default" style:data-style-name="N112">
      <style:map style:condition="cell-content()=[$HVR.$H$10]" style:apply-style-name="Accent_20_1" style:base-cell-address="HVR.B10"/>
      <style:map style:condition="cell-content()=[$HVR.$I$10]" style:apply-style-name="Accent_20_2" style:base-cell-address="HVR.B10"/>
      <style:map style:condition="cell-content()=[$HVR.$J$10]" style:apply-style-name="Accent_20_3" style:base-cell-address="HVR.B10"/>
    </style:style>
    <style:style style:name="ce8" style:family="table-cell" style:parent-style-name="Default" style:data-style-name="N112">
      <style:map style:condition="cell-content()=[$HVR.$H$12]" style:apply-style-name="Accent_20_1" style:base-cell-address="HVR.B12"/>
      <style:map style:condition="cell-content()=[$HVR.$I$12]" style:apply-style-name="Accent_20_2" style:base-cell-address="HVR.B12"/>
      <style:map style:condition="cell-content()=[$HVR.$J$12]" style:apply-style-name="Accent_20_3" style:base-cell-address="HVR.B12"/>
    </style:style>
    <style:style style:name="ce9" style:family="table-cell" style:parent-style-name="Default" style:data-style-name="N112">
      <style:map style:condition="cell-content()=[$HVR.$H$14]" style:apply-style-name="Accent_20_1" style:base-cell-address="HVR.B14"/>
      <style:map style:condition="cell-content()=[$HVR.$I$14]" style:apply-style-name="Accent_20_2" style:base-cell-address="HVR.B14"/>
      <style:map style:condition="cell-content()=[$HVR.$J$14]" style:apply-style-name="Accent_20_3" style:base-cell-address="HVR.B14"/>
    </style:style>
    <style:style style:name="ce10" style:family="table-cell" style:parent-style-name="Default" style:data-style-name="N112">
      <style:map style:condition="cell-content()=[$HVR.$H$16]" style:apply-style-name="Accent_20_1" style:base-cell-address="HVR.B16"/>
      <style:map style:condition="cell-content()=[$HVR.$I$16]" style:apply-style-name="Accent_20_2" style:base-cell-address="HVR.B16"/>
      <style:map style:condition="cell-content()=[$HVR.$J$16]" style:apply-style-name="Accent_20_3" style:base-cell-address="HVR.B16"/>
    </style:style>
    <style:style style:name="ce11" style:family="table-cell" style:parent-style-name="Default" style:data-style-name="N112">
      <style:map style:condition="cell-content()=[$HVR.$H$18]" style:apply-style-name="Accent_20_1" style:base-cell-address="HVR.B18"/>
      <style:map style:condition="cell-content()=[$HVR.$I$18]" style:apply-style-name="Accent_20_2" style:base-cell-address="HVR.B18"/>
      <style:map style:condition="cell-content()=[$HVR.$J$18]" style:apply-style-name="Accent_20_3" style:base-cell-address="HVR.B18"/>
    </style:style>
    <style:style style:name="ce12" style:family="table-cell" style:parent-style-name="Default" style:data-style-name="N112">
      <style:map style:condition="cell-content()=[$HVR.$H$20]" style:apply-style-name="Accent_20_1" style:base-cell-address="HVR.B20"/>
      <style:map style:condition="cell-content()=[$HVR.$I$20]" style:apply-style-name="Accent_20_2" style:base-cell-address="HVR.B20"/>
      <style:map style:condition="cell-content()=[$HVR.$J$20]" style:apply-style-name="Accent_20_3" style:base-cell-address="HVR.B20"/>
    </style:style>
    <style:style style:name="ce13" style:family="table-cell" style:parent-style-name="Default" style:data-style-name="N112">
      <style:map style:condition="cell-content()=[$HVR.$H$22]" style:apply-style-name="Accent_20_1" style:base-cell-address="HVR.B22"/>
      <style:map style:condition="cell-content()=[$HVR.$I$22]" style:apply-style-name="Accent_20_2" style:base-cell-address="HVR.B22"/>
      <style:map style:condition="cell-content()=[$HVR.$J$22]" style:apply-style-name="Accent_20_3" style:base-cell-address="HVR.B22"/>
    </style:style>
    <style:style style:name="ce14" style:family="table-cell" style:parent-style-name="Default" style:data-style-name="N112">
      <style:map style:condition="cell-content()=[$HVR.$H$24]" style:apply-style-name="Accent_20_1" style:base-cell-address="HVR.B24"/>
      <style:map style:condition="cell-content()=[$HVR.$I$24]" style:apply-style-name="Accent_20_2" style:base-cell-address="HVR.B24"/>
      <style:map style:condition="cell-content()=[$HVR.$J$24]" style:apply-style-name="Accent_20_3" style:base-cell-address="HVR.B24"/>
    </style:style>
    <style:style style:name="ce15" style:family="table-cell" style:parent-style-name="Default" style:data-style-name="N2">
      <style:map style:condition="cell-content()=[$HVR.$H$26]" style:apply-style-name="Accent_20_1" style:base-cell-address="HVR.B26"/>
      <style:map style:condition="cell-content()=[$HVR.$I$26]" style:apply-style-name="Accent_20_2" style:base-cell-address="HVR.B26"/>
      <style:map style:condition="cell-content()=[$HVR.$J$26]" style:apply-style-name="Accent_20_3" style:base-cell-address="HVR.B26"/>
    </style:style>
    <style:style style:name="ce44" style:family="table-cell" style:parent-style-name="Default" style:data-style-name="N2"/>
    <style:style style:name="ce30" style:family="table-cell" style:parent-style-name="Default" style:data-style-name="N107">
      <style:map style:condition="cell-content()=[$HVR.$H$2]" style:apply-style-name="Accent_20_1" style:base-cell-address="HVR.B2"/>
      <style:map style:condition="cell-content()=[$HVR.$I$2]" style:apply-style-name="Accent_20_2" style:base-cell-address="HVR.B2"/>
      <style:map style:condition="cell-content()=[$HVR.$J$2]" style:apply-style-name="Accent_20_3" style:base-cell-address="HVR.B2"/>
    </style:style>
    <style:style style:name="ce31" style:family="table-cell" style:parent-style-name="Default" style:data-style-name="N107"/>
    <style:style style:name="ce47" style:family="table-cell" style:parent-style-name="Default" style:data-style-name="N113">
      <style:map style:condition="cell-content()=[$HVR.$H$10]" style:apply-style-name="Accent_20_1" style:base-cell-address="HVR.B10"/>
      <style:map style:condition="cell-content()=[$HVR.$I$10]" style:apply-style-name="Accent_20_2" style:base-cell-address="HVR.B10"/>
      <style:map style:condition="cell-content()=[$HVR.$J$10]" style:apply-style-name="Accent_20_3" style:base-cell-address="HVR.B10"/>
    </style:style>
    <style:style style:name="ce89" style:family="table-cell" style:parent-style-name="Default" style:data-style-name="N113"/>
    <style:style style:name="ce49" style:family="table-cell" style:parent-style-name="Default" style:data-style-name="N2">
      <style:map style:condition="cell-content()=[$HVR.$H$22]" style:apply-style-name="Accent_20_1" style:base-cell-address="HVR.B22"/>
      <style:map style:condition="cell-content()=[$HVR.$I$22]" style:apply-style-name="Accent_20_2" style:base-cell-address="HVR.B22"/>
      <style:map style:condition="cell-content()=[$HVR.$J$22]" style:apply-style-name="Accent_20_3" style:base-cell-address="HVR.B22"/>
    </style:style>
    <style:style style:name="ce50" style:family="table-cell" style:parent-style-name="Default" style:data-style-name="N2">
      <style:map style:condition="cell-content()=[$HVR.$H$24]" style:apply-style-name="Accent_20_1" style:base-cell-address="HVR.B24"/>
      <style:map style:condition="cell-content()=[$HVR.$I$24]" style:apply-style-name="Accent_20_2" style:base-cell-address="HVR.B24"/>
      <style:map style:condition="cell-content()=[$HVR.$J$24]" style:apply-style-name="Accent_20_3" style:base-cell-address="HVR.B24"/>
    </style:style>
    <style:style style:name="ce51" style:family="table-cell" style:parent-style-name="Default" style:data-style-name="N2">
      <style:map style:condition="cell-content()=[$HVR.$H$4]" style:apply-style-name="Accent_20_1" style:base-cell-address="HVR.B4"/>
      <style:map style:condition="cell-content()=[$HVR.$I$4]" style:apply-style-name="Accent_20_2" style:base-cell-address="HVR.B4"/>
      <style:map style:condition="cell-content()=[$HVR.$J$4]" style:apply-style-name="Accent_20_3" style:base-cell-address="HVR.B4"/>
    </style:style>
    <style:style style:name="ce53" style:family="table-cell" style:parent-style-name="Default" style:data-style-name="N2">
      <style:map style:condition="cell-content()=[$HVR.$H$6]" style:apply-style-name="Accent_20_1" style:base-cell-address="HVR.B6"/>
      <style:map style:condition="cell-content()=[$HVR.$I$6]" style:apply-style-name="Accent_20_2" style:base-cell-address="HVR.B6"/>
      <style:map style:condition="cell-content()=[$HVR.$J$6]" style:apply-style-name="Accent_20_3" style:base-cell-address="HVR.B6"/>
    </style:style>
    <style:style style:name="ce54" style:family="table-cell" style:parent-style-name="Default" style:data-style-name="N2">
      <style:map style:condition="cell-content()=[$HVR.$H$8]" style:apply-style-name="Accent_20_1" style:base-cell-address="HVR.B8"/>
      <style:map style:condition="cell-content()=[$HVR.$I$8]" style:apply-style-name="Accent_20_2" style:base-cell-address="HVR.B8"/>
      <style:map style:condition="cell-content()=[$HVR.$J$8]" style:apply-style-name="Accent_20_3" style:base-cell-address="HVR.B8"/>
    </style:style>
    <style:style style:name="ce55" style:family="table-cell" style:parent-style-name="Default" style:data-style-name="N2">
      <style:map style:condition="cell-content()=[$HVR.$H$10]" style:apply-style-name="Accent_20_1" style:base-cell-address="HVR.B10"/>
      <style:map style:condition="cell-content()=[$HVR.$I$10]" style:apply-style-name="Accent_20_2" style:base-cell-address="HVR.B10"/>
      <style:map style:condition="cell-content()=[$HVR.$J$10]" style:apply-style-name="Accent_20_3" style:base-cell-address="HVR.B10"/>
    </style:style>
    <style:style style:name="ce56" style:family="table-cell" style:parent-style-name="Default" style:data-style-name="N2">
      <style:map style:condition="cell-content()=[$HVR.$H$12]" style:apply-style-name="Accent_20_1" style:base-cell-address="HVR.B12"/>
      <style:map style:condition="cell-content()=[$HVR.$I$12]" style:apply-style-name="Accent_20_2" style:base-cell-address="HVR.B12"/>
      <style:map style:condition="cell-content()=[$HVR.$J$12]" style:apply-style-name="Accent_20_3" style:base-cell-address="HVR.B12"/>
    </style:style>
    <style:style style:name="ce57" style:family="table-cell" style:parent-style-name="Default" style:data-style-name="N2">
      <style:map style:condition="cell-content()=[$HVR.$H$14]" style:apply-style-name="Accent_20_1" style:base-cell-address="HVR.B14"/>
      <style:map style:condition="cell-content()=[$HVR.$I$14]" style:apply-style-name="Accent_20_2" style:base-cell-address="HVR.B14"/>
      <style:map style:condition="cell-content()=[$HVR.$J$14]" style:apply-style-name="Accent_20_3" style:base-cell-address="HVR.B14"/>
    </style:style>
    <style:style style:name="ce59" style:family="table-cell" style:parent-style-name="Default" style:data-style-name="N2">
      <style:map style:condition="cell-content()=[$HVR.$H$18]" style:apply-style-name="Accent_20_1" style:base-cell-address="HVR.B18"/>
      <style:map style:condition="cell-content()=[$HVR.$I$18]" style:apply-style-name="Accent_20_2" style:base-cell-address="HVR.B18"/>
      <style:map style:condition="cell-content()=[$HVR.$J$18]" style:apply-style-name="Accent_20_3" style:base-cell-address="HVR.B18"/>
    </style:style>
    <style:style style:name="ce60" style:family="table-cell" style:parent-style-name="Default" style:data-style-name="N2">
      <style:map style:condition="cell-content()=[$HVR.$H$20]" style:apply-style-name="Accent_20_1" style:base-cell-address="HVR.B20"/>
      <style:map style:condition="cell-content()=[$HVR.$I$20]" style:apply-style-name="Accent_20_2" style:base-cell-address="HVR.B20"/>
      <style:map style:condition="cell-content()=[$HVR.$J$20]" style:apply-style-name="Accent_20_3" style:base-cell-address="HVR.B20"/>
    </style:style>
    <style:style style:name="ce58" style:family="table-cell" style:parent-style-name="Default" style:data-style-name="N2">
      <style:map style:condition="cell-content()=[$HVR.$H$16]" style:apply-style-name="Accent_20_1" style:base-cell-address="HVR.B16"/>
      <style:map style:condition="cell-content()=[$HVR.$I$16]" style:apply-style-name="Accent_20_2" style:base-cell-address="HVR.B16"/>
      <style:map style:condition="cell-content()=[$HVR.$J$16]" style:apply-style-name="Accent_20_3" style:base-cell-address="HVR.B16"/>
    </style:style>
    <style:style style:name="ce61" style:family="table-cell" style:parent-style-name="Default" style:data-style-name="N111">
      <style:map style:condition="cell-content()=[$HVR.$H$26]" style:apply-style-name="Accent_20_1" style:base-cell-address="HVR.B26"/>
      <style:map style:condition="cell-content()=[$HVR.$I$26]" style:apply-style-name="Accent_20_2" style:base-cell-address="HVR.B26"/>
      <style:map style:condition="cell-content()=[$HVR.$J$26]" style:apply-style-name="Accent_20_3" style:base-cell-address="HVR.B26"/>
    </style:style>
    <style:style style:name="ce62" style:family="table-cell" style:parent-style-name="Default" style:data-style-name="N111"/>
    <style:style style:name="ce63" style:family="table-cell" style:parent-style-name="Default" style:data-style-name="N115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64" style:family="table-cell" style:parent-style-name="Default" style:data-style-name="N115"/>
    <style:style style:name="ce65" style:family="table-cell" style:parent-style-name="Default" style:data-style-name="N113">
      <style:map style:condition="cell-content()=[$'IGD+'.$H$4]" style:apply-style-name="Accent_20_1" style:base-cell-address="'IGD+'.B4"/>
      <style:map style:condition="cell-content()=[$'IGD+'.$I$4]" style:apply-style-name="Accent_20_2" style:base-cell-address="'IGD+'.B4"/>
      <style:map style:condition="cell-content()=[$'IGD+'.$J$4]" style:apply-style-name="Accent_20_3" style:base-cell-address="'IGD+'.B4"/>
    </style:style>
    <style:style style:name="ce97" style:family="table-cell" style:parent-style-name="Default" style:data-style-name="N113">
      <style:map style:condition="cell-content()=[$'IGD+'.$H$6]" style:apply-style-name="Accent_20_1" style:base-cell-address="'IGD+'.B6"/>
      <style:map style:condition="cell-content()=[$'IGD+'.$I$6]" style:apply-style-name="Accent_20_2" style:base-cell-address="'IGD+'.B6"/>
      <style:map style:condition="cell-content()=[$'IGD+'.$J$6]" style:apply-style-name="Accent_20_3" style:base-cell-address="'IGD+'.B6"/>
    </style:style>
    <style:style style:name="ce81" style:family="table-cell" style:parent-style-name="Default" style:data-style-name="N112">
      <style:map style:condition="cell-content()=[$'IGD+'.$H$8]" style:apply-style-name="Accent_20_1" style:base-cell-address="'IGD+'.B8"/>
      <style:map style:condition="cell-content()=[$'IGD+'.$I$8]" style:apply-style-name="Accent_20_2" style:base-cell-address="'IGD+'.B8"/>
      <style:map style:condition="cell-content()=[$'IGD+'.$J$8]" style:apply-style-name="Accent_20_3" style:base-cell-address="'IGD+'.B8"/>
    </style:style>
    <style:style style:name="ce83" style:family="table-cell" style:parent-style-name="Default" style:data-style-name="N113">
      <style:map style:condition="cell-content()=[$'IGD+'.$H$10]" style:apply-style-name="Accent_20_1" style:base-cell-address="'IGD+'.B10"/>
      <style:map style:condition="cell-content()=[$'IGD+'.$I$10]" style:apply-style-name="Accent_20_2" style:base-cell-address="'IGD+'.B10"/>
      <style:map style:condition="cell-content()=[$'IGD+'.$J$10]" style:apply-style-name="Accent_20_3" style:base-cell-address="'IGD+'.B10"/>
    </style:style>
    <style:style style:name="ce70" style:family="table-cell" style:parent-style-name="Default" style:data-style-name="N113">
      <style:map style:condition="cell-content()=[$'IGD+'.$H$12]" style:apply-style-name="Accent_20_1" style:base-cell-address="'IGD+'.B12"/>
      <style:map style:condition="cell-content()=[$'IGD+'.$I$12]" style:apply-style-name="Accent_20_2" style:base-cell-address="'IGD+'.B12"/>
      <style:map style:condition="cell-content()=[$'IGD+'.$J$12]" style:apply-style-name="Accent_20_3" style:base-cell-address="'IGD+'.B12"/>
    </style:style>
    <style:style style:name="ce85" style:family="table-cell" style:parent-style-name="Default" style:data-style-name="N112">
      <style:map style:condition="cell-content()=[$'IGD+'.$H$14]" style:apply-style-name="Accent_20_1" style:base-cell-address="'IGD+'.B14"/>
      <style:map style:condition="cell-content()=[$'IGD+'.$I$14]" style:apply-style-name="Accent_20_2" style:base-cell-address="'IGD+'.B14"/>
      <style:map style:condition="cell-content()=[$'IGD+'.$J$14]" style:apply-style-name="Accent_20_3" style:base-cell-address="'IGD+'.B14"/>
    </style:style>
    <style:style style:name="ce86" style:family="table-cell" style:parent-style-name="Default" style:data-style-name="N112">
      <style:map style:condition="cell-content()=[$'IGD+'.$H$16]" style:apply-style-name="Accent_20_1" style:base-cell-address="'IGD+'.B16"/>
      <style:map style:condition="cell-content()=[$'IGD+'.$I$16]" style:apply-style-name="Accent_20_2" style:base-cell-address="'IGD+'.B16"/>
      <style:map style:condition="cell-content()=[$'IGD+'.$J$16]" style:apply-style-name="Accent_20_3" style:base-cell-address="'IGD+'.B16"/>
    </style:style>
    <style:style style:name="ce87" style:family="table-cell" style:parent-style-name="Default" style:data-style-name="N112">
      <style:map style:condition="cell-content()=[$'IGD+'.$H$18]" style:apply-style-name="Accent_20_1" style:base-cell-address="'IGD+'.B18"/>
      <style:map style:condition="cell-content()=[$'IGD+'.$I$18]" style:apply-style-name="Accent_20_2" style:base-cell-address="'IGD+'.B18"/>
      <style:map style:condition="cell-content()=[$'IGD+'.$J$18]" style:apply-style-name="Accent_20_3" style:base-cell-address="'IGD+'.B18"/>
    </style:style>
    <style:style style:name="ce88" style:family="table-cell" style:parent-style-name="Default" style:data-style-name="N112">
      <style:map style:condition="cell-content()=[$'IGD+'.$H$20]" style:apply-style-name="Accent_20_1" style:base-cell-address="'IGD+'.B20"/>
      <style:map style:condition="cell-content()=[$'IGD+'.$I$20]" style:apply-style-name="Accent_20_2" style:base-cell-address="'IGD+'.B20"/>
      <style:map style:condition="cell-content()=[$'IGD+'.$J$20]" style:apply-style-name="Accent_20_3" style:base-cell-address="'IGD+'.B20"/>
    </style:style>
    <style:style style:name="ce90" style:family="table-cell" style:parent-style-name="Default" style:data-style-name="N112">
      <style:map style:condition="cell-content()=[$'IGD+'.$H$22]" style:apply-style-name="Accent_20_1" style:base-cell-address="'IGD+'.B22"/>
      <style:map style:condition="cell-content()=[$'IGD+'.$I$22]" style:apply-style-name="Accent_20_2" style:base-cell-address="'IGD+'.B22"/>
      <style:map style:condition="cell-content()=[$'IGD+'.$J$22]" style:apply-style-name="Accent_20_3" style:base-cell-address="'IGD+'.B22"/>
    </style:style>
    <style:style style:name="ce91" style:family="table-cell" style:parent-style-name="Default" style:data-style-name="N112">
      <style:map style:condition="cell-content()=[$'IGD+'.$H$24]" style:apply-style-name="Accent_20_1" style:base-cell-address="'IGD+'.B24"/>
      <style:map style:condition="cell-content()=[$'IGD+'.$I$24]" style:apply-style-name="Accent_20_2" style:base-cell-address="'IGD+'.B24"/>
      <style:map style:condition="cell-content()=[$'IGD+'.$J$24]" style:apply-style-name="Accent_20_3" style:base-cell-address="'IGD+'.B24"/>
    </style:style>
    <style:style style:name="ce92" style:family="table-cell" style:parent-style-name="Default" style:data-style-name="N2">
      <style:map style:condition="cell-content()=[$'IGD+'.$H$26]" style:apply-style-name="Accent_20_1" style:base-cell-address="'IGD+'.B26"/>
      <style:map style:condition="cell-content()=[$'IGD+'.$I$26]" style:apply-style-name="Accent_20_2" style:base-cell-address="'IGD+'.B26"/>
      <style:map style:condition="cell-content()=[$'IGD+'.$J$26]" style:apply-style-name="Accent_20_3" style:base-cell-address="'IGD+'.B26"/>
    </style:style>
    <style:style style:name="ce103" style:family="table-cell" style:parent-style-name="Default" style:data-style-name="N2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94" style:family="table-cell" style:parent-style-name="Default" style:data-style-name="N112">
      <style:map style:condition="cell-content()=[$'IGD+'.$H$6]" style:apply-style-name="Accent_20_1" style:base-cell-address="'IGD+'.B6"/>
      <style:map style:condition="cell-content()=[$'IGD+'.$I$6]" style:apply-style-name="Accent_20_2" style:base-cell-address="'IGD+'.B6"/>
      <style:map style:condition="cell-content()=[$'IGD+'.$J$6]" style:apply-style-name="Accent_20_3" style:base-cell-address="'IGD+'.B6"/>
    </style:style>
    <style:style style:name="ce95" style:family="table-cell" style:parent-style-name="Default" style:data-style-name="N112">
      <style:map style:condition="cell-content()=[$'IGD+'.$H$10]" style:apply-style-name="Accent_20_1" style:base-cell-address="'IGD+'.B10"/>
      <style:map style:condition="cell-content()=[$'IGD+'.$I$10]" style:apply-style-name="Accent_20_2" style:base-cell-address="'IGD+'.B10"/>
      <style:map style:condition="cell-content()=[$'IGD+'.$J$10]" style:apply-style-name="Accent_20_3" style:base-cell-address="'IGD+'.B10"/>
    </style:style>
    <style:style style:name="ce96" style:family="table-cell" style:parent-style-name="Default" style:data-style-name="N112">
      <style:map style:condition="cell-content()=[$'IGD+'.$H$12]" style:apply-style-name="Accent_20_1" style:base-cell-address="'IGD+'.B12"/>
      <style:map style:condition="cell-content()=[$'IGD+'.$I$12]" style:apply-style-name="Accent_20_2" style:base-cell-address="'IGD+'.B12"/>
      <style:map style:condition="cell-content()=[$'IGD+'.$J$12]" style:apply-style-name="Accent_20_3" style:base-cell-address="'IGD+'.B12"/>
    </style:style>
    <style:style style:name="ce98" style:family="table-cell" style:parent-style-name="Default" style:data-style-name="N2">
      <style:map style:condition="cell-content()=[$'IGD+'.$H$18]" style:apply-style-name="Accent_20_1" style:base-cell-address="'IGD+'.B18"/>
      <style:map style:condition="cell-content()=[$'IGD+'.$I$18]" style:apply-style-name="Accent_20_2" style:base-cell-address="'IGD+'.B18"/>
      <style:map style:condition="cell-content()=[$'IGD+'.$J$18]" style:apply-style-name="Accent_20_3" style:base-cell-address="'IGD+'.B18"/>
    </style:style>
    <style:style style:name="ce99" style:family="table-cell" style:parent-style-name="Default" style:data-style-name="N2">
      <style:map style:condition="cell-content()=[$'IGD+'.$H$20]" style:apply-style-name="Accent_20_1" style:base-cell-address="'IGD+'.B20"/>
      <style:map style:condition="cell-content()=[$'IGD+'.$I$20]" style:apply-style-name="Accent_20_2" style:base-cell-address="'IGD+'.B20"/>
      <style:map style:condition="cell-content()=[$'IGD+'.$J$20]" style:apply-style-name="Accent_20_3" style:base-cell-address="'IGD+'.B20"/>
    </style:style>
    <style:style style:name="ce100" style:family="table-cell" style:parent-style-name="Default" style:data-style-name="N2">
      <style:map style:condition="cell-content()=[$'IGD+'.$H$22]" style:apply-style-name="Accent_20_1" style:base-cell-address="'IGD+'.B22"/>
      <style:map style:condition="cell-content()=[$'IGD+'.$I$22]" style:apply-style-name="Accent_20_2" style:base-cell-address="'IGD+'.B22"/>
      <style:map style:condition="cell-content()=[$'IGD+'.$J$22]" style:apply-style-name="Accent_20_3" style:base-cell-address="'IGD+'.B22"/>
    </style:style>
    <style:style style:name="ce101" style:family="table-cell" style:parent-style-name="Default" style:data-style-name="N2">
      <style:map style:condition="cell-content()=[$'IGD+'.$H$24]" style:apply-style-name="Accent_20_1" style:base-cell-address="'IGD+'.B24"/>
      <style:map style:condition="cell-content()=[$'IGD+'.$I$24]" style:apply-style-name="Accent_20_2" style:base-cell-address="'IGD+'.B24"/>
      <style:map style:condition="cell-content()=[$'IGD+'.$J$24]" style:apply-style-name="Accent_20_3" style:base-cell-address="'IGD+'.B24"/>
    </style:style>
    <style:style style:name="ce102" style:family="table-cell" style:parent-style-name="Default" style:data-style-name="N112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104" style:family="table-cell" style:parent-style-name="Default" style:data-style-name="N2">
      <style:map style:condition="cell-content()=[$'IGD+'.$H$4]" style:apply-style-name="Accent_20_1" style:base-cell-address="'IGD+'.B4"/>
      <style:map style:condition="cell-content()=[$'IGD+'.$I$4]" style:apply-style-name="Accent_20_2" style:base-cell-address="'IGD+'.B4"/>
      <style:map style:condition="cell-content()=[$'IGD+'.$J$4]" style:apply-style-name="Accent_20_3" style:base-cell-address="'IGD+'.B4"/>
    </style:style>
    <style:style style:name="ce105" style:family="table-cell" style:parent-style-name="Default" style:data-style-name="N2">
      <style:map style:condition="cell-content()=[$'IGD+'.$H$6]" style:apply-style-name="Accent_20_1" style:base-cell-address="'IGD+'.B6"/>
      <style:map style:condition="cell-content()=[$'IGD+'.$I$6]" style:apply-style-name="Accent_20_2" style:base-cell-address="'IGD+'.B6"/>
      <style:map style:condition="cell-content()=[$'IGD+'.$J$6]" style:apply-style-name="Accent_20_3" style:base-cell-address="'IGD+'.B6"/>
    </style:style>
    <style:style style:name="ce106" style:family="table-cell" style:parent-style-name="Default" style:data-style-name="N2">
      <style:map style:condition="cell-content()=[$'IGD+'.$H$8]" style:apply-style-name="Accent_20_1" style:base-cell-address="'IGD+'.B8"/>
      <style:map style:condition="cell-content()=[$'IGD+'.$I$8]" style:apply-style-name="Accent_20_2" style:base-cell-address="'IGD+'.B8"/>
      <style:map style:condition="cell-content()=[$'IGD+'.$J$8]" style:apply-style-name="Accent_20_3" style:base-cell-address="'IGD+'.B8"/>
    </style:style>
    <style:style style:name="ce107" style:family="table-cell" style:parent-style-name="Default" style:data-style-name="N2">
      <style:map style:condition="cell-content()=[$'IGD+'.$H$12]" style:apply-style-name="Accent_20_1" style:base-cell-address="'IGD+'.B12"/>
      <style:map style:condition="cell-content()=[$'IGD+'.$I$12]" style:apply-style-name="Accent_20_2" style:base-cell-address="'IGD+'.B12"/>
      <style:map style:condition="cell-content()=[$'IGD+'.$J$12]" style:apply-style-name="Accent_20_3" style:base-cell-address="'IGD+'.B12"/>
    </style:style>
    <style:style style:name="ce108" style:family="table-cell" style:parent-style-name="Default" style:data-style-name="N2">
      <style:map style:condition="cell-content()=[$'IGD+'.$H$14]" style:apply-style-name="Accent_20_1" style:base-cell-address="'IGD+'.B14"/>
      <style:map style:condition="cell-content()=[$'IGD+'.$I$14]" style:apply-style-name="Accent_20_2" style:base-cell-address="'IGD+'.B14"/>
      <style:map style:condition="cell-content()=[$'IGD+'.$J$14]" style:apply-style-name="Accent_20_3" style:base-cell-address="'IGD+'.B14"/>
    </style:style>
    <style:style style:name="ce109" style:family="table-cell" style:parent-style-name="Default" style:data-style-name="N2">
      <style:map style:condition="cell-content()=[$'IGD+'.$H$16]" style:apply-style-name="Accent_20_1" style:base-cell-address="'IGD+'.B16"/>
      <style:map style:condition="cell-content()=[$'IGD+'.$I$16]" style:apply-style-name="Accent_20_2" style:base-cell-address="'IGD+'.B16"/>
      <style:map style:condition="cell-content()=[$'IGD+'.$J$16]" style:apply-style-name="Accent_20_3" style:base-cell-address="'IGD+'.B16"/>
    </style:style>
    <style:style style:name="ce121" style:family="table-cell" style:parent-style-name="Default" style:data-style-name="N113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111" style:family="table-cell" style:parent-style-name="Default" style:data-style-name="N112">
      <style:map style:condition="cell-content()=[$'IGD+'.$H$4]" style:apply-style-name="Accent_20_1" style:base-cell-address="'IGD+'.B4"/>
      <style:map style:condition="cell-content()=[$'IGD+'.$I$4]" style:apply-style-name="Accent_20_2" style:base-cell-address="'IGD+'.B4"/>
      <style:map style:condition="cell-content()=[$'IGD+'.$J$4]" style:apply-style-name="Accent_20_3" style:base-cell-address="'IGD+'.B4"/>
    </style:style>
    <style:style style:name="ce17" style:family="table-cell" style:parent-style-name="Default" style:data-style-name="N108"/>
    <style:style style:name="ce144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2]" style:apply-style-name="Accent_20_1" style:base-cell-address="Epsilon.B2"/>
      <style:map style:condition="cell-content()=[$Epsilon.$I$2]" style:apply-style-name="Accent_20_2" style:base-cell-address="Epsilon.B2"/>
      <style:map style:condition="cell-content()=[$Epsilon.$J$2]" style:apply-style-name="Accent_20_3" style:base-cell-address="Epsilon.B2"/>
    </style:style>
    <style:style style:name="ce124" style:family="table-cell" style:parent-style-name="Default" style:data-style-name="N112">
      <style:table-cell-properties fo:background-color="transparent"/>
      <style:text-properties style:use-window-font-color="true"/>
    </style:style>
    <style:style style:name="ce76" style:family="table-cell" style:parent-style-name="Default" style:data-style-name="N113">
      <style:table-cell-properties fo:background-color="transparent"/>
      <style:text-properties style:use-window-font-color="true"/>
      <style:map style:condition="cell-content()=[$Epsilon.$H$4]" style:apply-style-name="Accent_20_1" style:base-cell-address="Epsilon.B4"/>
      <style:map style:condition="cell-content()=[$Epsilon.$I$4]" style:apply-style-name="Accent_20_2" style:base-cell-address="Epsilon.B4"/>
      <style:map style:condition="cell-content()=[$Epsilon.$J$4]" style:apply-style-name="Accent_20_3" style:base-cell-address="Epsilon.B4"/>
    </style:style>
    <style:style style:name="ce75" style:family="table-cell" style:parent-style-name="Default" style:data-style-name="N113">
      <style:table-cell-properties fo:background-color="transparent"/>
      <style:text-properties style:use-window-font-color="true"/>
    </style:style>
    <style:style style:name="ce77" style:family="table-cell" style:parent-style-name="Default" style:data-style-name="N113">
      <style:table-cell-properties fo:background-color="transparent"/>
      <style:text-properties style:use-window-font-color="true"/>
      <style:map style:condition="cell-content()=[$Epsilon.$H$6]" style:apply-style-name="Accent_20_1" style:base-cell-address="Epsilon.B6"/>
      <style:map style:condition="cell-content()=[$Epsilon.$I$6]" style:apply-style-name="Accent_20_2" style:base-cell-address="Epsilon.B6"/>
      <style:map style:condition="cell-content()=[$Epsilon.$J$6]" style:apply-style-name="Accent_20_3" style:base-cell-address="Epsilon.B6"/>
    </style:style>
    <style:style style:name="ce123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8]" style:apply-style-name="Accent_20_1" style:base-cell-address="Epsilon.B8"/>
      <style:map style:condition="cell-content()=[$Epsilon.$I$8]" style:apply-style-name="Accent_20_2" style:base-cell-address="Epsilon.B8"/>
      <style:map style:condition="cell-content()=[$Epsilon.$J$8]" style:apply-style-name="Accent_20_3" style:base-cell-address="Epsilon.B8"/>
    </style:style>
    <style:style style:name="ce125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10]" style:apply-style-name="Accent_20_1" style:base-cell-address="Epsilon.B10"/>
      <style:map style:condition="cell-content()=[$Epsilon.$I$10]" style:apply-style-name="Accent_20_2" style:base-cell-address="Epsilon.B10"/>
      <style:map style:condition="cell-content()=[$Epsilon.$J$10]" style:apply-style-name="Accent_20_3" style:base-cell-address="Epsilon.B10"/>
    </style:style>
    <style:style style:name="ce126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12]" style:apply-style-name="Accent_20_1" style:base-cell-address="Epsilon.B12"/>
      <style:map style:condition="cell-content()=[$Epsilon.$I$12]" style:apply-style-name="Accent_20_2" style:base-cell-address="Epsilon.B12"/>
      <style:map style:condition="cell-content()=[$Epsilon.$J$12]" style:apply-style-name="Accent_20_3" style:base-cell-address="Epsilon.B12"/>
    </style:style>
    <style:style style:name="ce127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14]" style:apply-style-name="Accent_20_1" style:base-cell-address="Epsilon.B14"/>
      <style:map style:condition="cell-content()=[$Epsilon.$I$14]" style:apply-style-name="Accent_20_2" style:base-cell-address="Epsilon.B14"/>
      <style:map style:condition="cell-content()=[$Epsilon.$J$14]" style:apply-style-name="Accent_20_3" style:base-cell-address="Epsilon.B14"/>
    </style:style>
    <style:style style:name="ce128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16]" style:apply-style-name="Accent_20_1" style:base-cell-address="Epsilon.B16"/>
      <style:map style:condition="cell-content()=[$Epsilon.$I$16]" style:apply-style-name="Accent_20_2" style:base-cell-address="Epsilon.B16"/>
      <style:map style:condition="cell-content()=[$Epsilon.$J$16]" style:apply-style-name="Accent_20_3" style:base-cell-address="Epsilon.B16"/>
    </style:style>
    <style:style style:name="ce129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18]" style:apply-style-name="Accent_20_1" style:base-cell-address="Epsilon.B18"/>
      <style:map style:condition="cell-content()=[$Epsilon.$I$18]" style:apply-style-name="Accent_20_2" style:base-cell-address="Epsilon.B18"/>
      <style:map style:condition="cell-content()=[$Epsilon.$J$18]" style:apply-style-name="Accent_20_3" style:base-cell-address="Epsilon.B18"/>
    </style:style>
    <style:style style:name="ce130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20]" style:apply-style-name="Accent_20_1" style:base-cell-address="Epsilon.B20"/>
      <style:map style:condition="cell-content()=[$Epsilon.$I$20]" style:apply-style-name="Accent_20_2" style:base-cell-address="Epsilon.B20"/>
      <style:map style:condition="cell-content()=[$Epsilon.$J$20]" style:apply-style-name="Accent_20_3" style:base-cell-address="Epsilon.B20"/>
    </style:style>
    <style:style style:name="ce131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22]" style:apply-style-name="Accent_20_1" style:base-cell-address="Epsilon.B22"/>
      <style:map style:condition="cell-content()=[$Epsilon.$I$22]" style:apply-style-name="Accent_20_2" style:base-cell-address="Epsilon.B22"/>
      <style:map style:condition="cell-content()=[$Epsilon.$J$22]" style:apply-style-name="Accent_20_3" style:base-cell-address="Epsilon.B22"/>
    </style:style>
    <style:style style:name="ce132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24]" style:apply-style-name="Accent_20_1" style:base-cell-address="Epsilon.B24"/>
      <style:map style:condition="cell-content()=[$Epsilon.$I$24]" style:apply-style-name="Accent_20_2" style:base-cell-address="Epsilon.B24"/>
      <style:map style:condition="cell-content()=[$Epsilon.$J$24]" style:apply-style-name="Accent_20_3" style:base-cell-address="Epsilon.B24"/>
    </style:style>
    <style:style style:name="ce133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26]" style:apply-style-name="Accent_20_1" style:base-cell-address="Epsilon.B26"/>
      <style:map style:condition="cell-content()=[$Epsilon.$I$26]" style:apply-style-name="Accent_20_2" style:base-cell-address="Epsilon.B26"/>
      <style:map style:condition="cell-content()=[$Epsilon.$J$26]" style:apply-style-name="Accent_20_3" style:base-cell-address="Epsilon.B26"/>
    </style:style>
    <style:style style:name="ce138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4]" style:apply-style-name="Accent_20_1" style:base-cell-address="Epsilon.B4"/>
      <style:map style:condition="cell-content()=[$Epsilon.$I$4]" style:apply-style-name="Accent_20_2" style:base-cell-address="Epsilon.B4"/>
      <style:map style:condition="cell-content()=[$Epsilon.$J$4]" style:apply-style-name="Accent_20_3" style:base-cell-address="Epsilon.B4"/>
    </style:style>
    <style:style style:name="ce135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6]" style:apply-style-name="Accent_20_1" style:base-cell-address="Epsilon.B6"/>
      <style:map style:condition="cell-content()=[$Epsilon.$I$6]" style:apply-style-name="Accent_20_2" style:base-cell-address="Epsilon.B6"/>
      <style:map style:condition="cell-content()=[$Epsilon.$J$6]" style:apply-style-name="Accent_20_3" style:base-cell-address="Epsilon.B6"/>
    </style:style>
    <style:style style:name="ce82" style:family="table-cell" style:parent-style-name="Default" style:data-style-name="N113">
      <style:table-cell-properties fo:background-color="transparent"/>
      <style:text-properties style:use-window-font-color="true"/>
      <style:map style:condition="cell-content()=[$Epsilon.$H$16]" style:apply-style-name="Accent_20_1" style:base-cell-address="Epsilon.B16"/>
      <style:map style:condition="cell-content()=[$Epsilon.$I$16]" style:apply-style-name="Accent_20_2" style:base-cell-address="Epsilon.B16"/>
      <style:map style:condition="cell-content()=[$Epsilon.$J$16]" style:apply-style-name="Accent_20_3" style:base-cell-address="Epsilon.B16"/>
    </style:style>
    <style:style style:name="ce137" style:family="table-cell" style:parent-style-name="Accent_20_2" style:data-style-name="N112">
      <style:map style:condition="cell-content()=[$Epsilon.$H$2]" style:apply-style-name="Accent_20_1" style:base-cell-address="Epsilon.B2"/>
      <style:map style:condition="cell-content()=[$Epsilon.$I$2]" style:apply-style-name="Accent_20_2" style:base-cell-address="Epsilon.B2"/>
      <style:map style:condition="cell-content()=[$Epsilon.$J$2]" style:apply-style-name="Accent_20_3" style:base-cell-address="Epsilon.B2"/>
    </style:style>
    <style:style style:name="ce139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8]" style:apply-style-name="Accent_20_1" style:base-cell-address="Epsilon.B8"/>
      <style:map style:condition="cell-content()=[$Epsilon.$I$8]" style:apply-style-name="Accent_20_2" style:base-cell-address="Epsilon.B8"/>
      <style:map style:condition="cell-content()=[$Epsilon.$J$8]" style:apply-style-name="Accent_20_3" style:base-cell-address="Epsilon.B8"/>
    </style:style>
    <style:style style:name="ce140" style:family="table-cell" style:parent-style-name="Default" style:data-style-name="N2">
      <style:table-cell-properties fo:background-color="transparent"/>
      <style:text-properties style:use-window-font-color="true"/>
    </style:style>
    <style:style style:name="ce141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22]" style:apply-style-name="Accent_20_1" style:base-cell-address="Epsilon.B22"/>
      <style:map style:condition="cell-content()=[$Epsilon.$I$22]" style:apply-style-name="Accent_20_2" style:base-cell-address="Epsilon.B22"/>
      <style:map style:condition="cell-content()=[$Epsilon.$J$22]" style:apply-style-name="Accent_20_3" style:base-cell-address="Epsilon.B22"/>
    </style:style>
    <style:style style:name="ce142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24]" style:apply-style-name="Accent_20_1" style:base-cell-address="Epsilon.B24"/>
      <style:map style:condition="cell-content()=[$Epsilon.$I$24]" style:apply-style-name="Accent_20_2" style:base-cell-address="Epsilon.B24"/>
      <style:map style:condition="cell-content()=[$Epsilon.$J$24]" style:apply-style-name="Accent_20_3" style:base-cell-address="Epsilon.B24"/>
    </style:style>
    <style:style style:name="ce143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26]" style:apply-style-name="Accent_20_1" style:base-cell-address="Epsilon.B26"/>
      <style:map style:condition="cell-content()=[$Epsilon.$I$26]" style:apply-style-name="Accent_20_2" style:base-cell-address="Epsilon.B26"/>
      <style:map style:condition="cell-content()=[$Epsilon.$J$26]" style:apply-style-name="Accent_20_3" style:base-cell-address="Epsilon.B26"/>
    </style:style>
    <style:style style:name="ce79" style:family="table-cell" style:parent-style-name="Default" style:data-style-name="N113">
      <style:table-cell-properties fo:background-color="transparent"/>
      <style:text-properties style:use-window-font-color="true"/>
      <style:map style:condition="cell-content()=[$Epsilon.$H$10]" style:apply-style-name="Accent_20_1" style:base-cell-address="Epsilon.B10"/>
      <style:map style:condition="cell-content()=[$Epsilon.$I$10]" style:apply-style-name="Accent_20_2" style:base-cell-address="Epsilon.B10"/>
      <style:map style:condition="cell-content()=[$Epsilon.$J$10]" style:apply-style-name="Accent_20_3" style:base-cell-address="Epsilon.B10"/>
    </style:style>
    <style:style style:name="ce169" style:family="table-cell" style:parent-style-name="Default" style:data-style-name="N114">
      <style:table-cell-properties fo:background-color="transparent"/>
      <style:text-properties style:use-window-font-color="true"/>
      <style:map style:condition="cell-content()=[$Epsilon.$H$4]" style:apply-style-name="Accent_20_1" style:base-cell-address="Epsilon.B4"/>
      <style:map style:condition="cell-content()=[$Epsilon.$I$4]" style:apply-style-name="Accent_20_2" style:base-cell-address="Epsilon.B4"/>
      <style:map style:condition="cell-content()=[$Epsilon.$J$4]" style:apply-style-name="Accent_20_3" style:base-cell-address="Epsilon.B4"/>
    </style:style>
    <style:style style:name="ce170" style:family="table-cell" style:parent-style-name="Default" style:data-style-name="N114">
      <style:table-cell-properties fo:background-color="transparent"/>
      <style:text-properties style:use-window-font-color="true"/>
    </style:style>
    <style:style style:name="ce78" style:family="table-cell" style:parent-style-name="Default" style:data-style-name="N113">
      <style:table-cell-properties fo:background-color="transparent"/>
      <style:text-properties style:use-window-font-color="true"/>
      <style:map style:condition="cell-content()=[$Epsilon.$H$8]" style:apply-style-name="Accent_20_1" style:base-cell-address="Epsilon.B8"/>
      <style:map style:condition="cell-content()=[$Epsilon.$I$8]" style:apply-style-name="Accent_20_2" style:base-cell-address="Epsilon.B8"/>
      <style:map style:condition="cell-content()=[$Epsilon.$J$8]" style:apply-style-name="Accent_20_3" style:base-cell-address="Epsilon.B8"/>
    </style:style>
    <style:style style:name="ce80" style:family="table-cell" style:parent-style-name="Default" style:data-style-name="N113">
      <style:table-cell-properties fo:background-color="transparent"/>
      <style:text-properties style:use-window-font-color="true"/>
      <style:map style:condition="cell-content()=[$Epsilon.$H$12]" style:apply-style-name="Accent_20_1" style:base-cell-address="Epsilon.B12"/>
      <style:map style:condition="cell-content()=[$Epsilon.$I$12]" style:apply-style-name="Accent_20_2" style:base-cell-address="Epsilon.B12"/>
      <style:map style:condition="cell-content()=[$Epsilon.$J$12]" style:apply-style-name="Accent_20_3" style:base-cell-address="Epsilon.B12"/>
    </style:style>
  </office:automatic-styles>
  <office:body>
    <office:spreadsheet>
      <table:calculation-settings table:automatic-find-labels="false" table:use-regular-expressions="false" table:use-wildcards="true"/>
      <table:table table:name="HVR" table:style-name="ta1">
        <table:table-column table:style-name="co1" table:default-cell-style-name="ce52"/>
        <table:table-column table:style-name="co2" table:default-cell-style-name="ce3"/>
        <table:table-column table:style-name="co3" table:default-cell-style-name="ce3"/>
        <table:table-column table:style-name="co4" table:default-cell-style-name="ce44"/>
        <table:table-column table:style-name="co5" table:default-cell-style-name="ce44"/>
        <table:table-column table:style-name="co6" table:default-cell-style-name="ce3"/>
        <table:table-column table:style-name="co7" table:default-cell-style-name="ce3"/>
        <table:table-column table:style-name="co8" table:number-columns-repeated="3" table:default-cell-style-name="ce31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2</text:p>
          </table:table-cell>
          <table:table-cell table:style-name="ce2" office:value-type="float" office:value="0.9134347" calcext:value-type="float">
            <text:p>0,913</text:p>
          </table:table-cell>
          <table:table-cell table:style-name="ce30" office:value-type="float" office:value="0.9153806" calcext:value-type="float">
            <text:p>0,9153806</text:p>
          </table:table-cell>
          <table:table-cell table:style-name="ce2" office:value-type="float" office:value="0.8989516" calcext:value-type="float">
            <text:p>0,899</text:p>
          </table:table-cell>
          <table:table-cell table:style-name="ce2" office:value-type="float" office:value="0.9091473" calcext:value-type="float">
            <text:p>0,909</text:p>
          </table:table-cell>
          <table:table-cell table:style-name="ce2" office:value-type="float" office:value="0.8729153" calcext:value-type="float">
            <text:p>0,873</text:p>
          </table:table-cell>
          <table:table-cell table:style-name="ce2" office:value-type="float" office:value="0.8886109" calcext:value-type="float">
            <text:p>0,889</text:p>
          </table:table-cell>
          <table:table-cell table:formula="of:=LARGE([.B2:.G2];1)" office:value-type="float" office:value="0.9153806" calcext:value-type="float">
            <text:p>0,9153806</text:p>
          </table:table-cell>
          <table:table-cell table:formula="of:=LARGE([.B2:.G2];2)" office:value-type="float" office:value="0.9134347" calcext:value-type="float">
            <text:p>0,9134347</text:p>
          </table:table-cell>
          <table:table-cell table:formula="of:=LARGE([.B2:.G2];3)" office:value-type="float" office:value="0.9091473" calcext:value-type="float">
            <text:p>0,9091473</text:p>
          </table:table-cell>
        </table:table-row>
        <table:table-row table:style-name="ro1">
          <table:covered-table-cell table:style-name="Default"/>
          <table:table-cell office:value-type="float" office:value="0.00143338118098431" calcext:value-type="float">
            <text:p>0,001</text:p>
          </table:table-cell>
          <table:table-cell table:style-name="ce31" office:value-type="float" office:value="0.00000048989794857072" calcext:value-type="float">
            <text:p>0,0000005</text:p>
          </table:table-cell>
          <table:table-cell table:style-name="ce3" office:value-type="float" office:value="0.00772308124002332" calcext:value-type="float">
            <text:p>0,008</text:p>
          </table:table-cell>
          <table:table-cell table:style-name="ce3" office:value-type="float" office:value="0.00222707319367819" calcext:value-type="float">
            <text:p>0,002</text:p>
          </table:table-cell>
          <table:table-cell office:value-type="float" office:value="0.0042229223779274" calcext:value-type="float">
            <text:p>0,004</text:p>
          </table:table-cell>
          <table:table-cell office:value-type="float" office:value="0.00554360665000684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2</text:p>
          </table:table-cell>
          <table:table-cell table:style-name="ce4" office:value-type="float" office:value="0.902164" calcext:value-type="float">
            <text:p>0,902</text:p>
          </table:table-cell>
          <table:table-cell table:style-name="ce4" office:value-type="float" office:value="0.9097036" calcext:value-type="float">
            <text:p>0,910</text:p>
          </table:table-cell>
          <table:table-cell table:style-name="ce51" office:value-type="float" office:value="0.8558524" calcext:value-type="float">
            <text:p>0,86</text:p>
          </table:table-cell>
          <table:table-cell table:style-name="ce51" office:value-type="float" office:value="0.8310657" calcext:value-type="float">
            <text:p>0,83</text:p>
          </table:table-cell>
          <table:table-cell table:style-name="ce4" office:value-type="float" office:value="0.8153543" calcext:value-type="float">
            <text:p>0,815</text:p>
          </table:table-cell>
          <table:table-cell table:style-name="ce4" office:value-type="float" office:value="0.8674781" calcext:value-type="float">
            <text:p>0,867</text:p>
          </table:table-cell>
          <table:table-cell table:formula="of:=LARGE([.B4:.G4];1)" office:value-type="float" office:value="0.9097036" calcext:value-type="float">
            <text:p>0,9097036</text:p>
          </table:table-cell>
          <table:table-cell table:formula="of:=LARGE([.B4:.G4];2)" office:value-type="float" office:value="0.902164" calcext:value-type="float">
            <text:p>0,9021640</text:p>
          </table:table-cell>
          <table:table-cell table:formula="of:=LARGE([.B4:.G4];3)" office:value-type="float" office:value="0.8674781" calcext:value-type="float">
            <text:p>0,8674781</text:p>
          </table:table-cell>
        </table:table-row>
        <table:table-row table:style-name="ro1">
          <table:covered-table-cell table:style-name="Default"/>
          <table:table-cell office:value-type="float" office:value="0.0038669764674743" calcext:value-type="float">
            <text:p>0,004</text:p>
          </table:table-cell>
          <table:table-cell office:value-type="float" office:value="0.00276828283237099" calcext:value-type="float">
            <text:p>0,003</text:p>
          </table:table-cell>
          <table:table-cell office:value-type="float" office:value="0.020728950664228" calcext:value-type="float">
            <text:p>0,02</text:p>
          </table:table-cell>
          <table:table-cell office:value-type="float" office:value="0.0118694710080104" calcext:value-type="float">
            <text:p>0,01</text:p>
          </table:table-cell>
          <table:table-cell office:value-type="float" office:value="0.00319806163323973" calcext:value-type="float">
            <text:p>0,003</text:p>
          </table:table-cell>
          <table:table-cell office:value-type="float" office:value="0.00656846006990982" calcext:value-type="float">
            <text:p>0,00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2</text:p>
          </table:table-cell>
          <table:table-cell table:style-name="ce5" office:value-type="float" office:value="0.9038669" calcext:value-type="float">
            <text:p>0,904</text:p>
          </table:table-cell>
          <table:table-cell table:style-name="ce5" office:value-type="float" office:value="0.8927602" calcext:value-type="float">
            <text:p>0,893</text:p>
          </table:table-cell>
          <table:table-cell table:style-name="ce53" office:value-type="float" office:value="0.8553895" calcext:value-type="float">
            <text:p>0,86</text:p>
          </table:table-cell>
          <table:table-cell table:style-name="ce53" office:value-type="float" office:value="0.7883493" calcext:value-type="float">
            <text:p>0,79</text:p>
          </table:table-cell>
          <table:table-cell table:style-name="ce5" office:value-type="float" office:value="0.7551031" calcext:value-type="float">
            <text:p>0,755</text:p>
          </table:table-cell>
          <table:table-cell table:style-name="ce5" office:value-type="float" office:value="0.8733377" calcext:value-type="float">
            <text:p>0,873</text:p>
          </table:table-cell>
          <table:table-cell table:formula="of:=LARGE([.B6:.G6];1)" office:value-type="float" office:value="0.9038669" calcext:value-type="float">
            <text:p>0,9038669</text:p>
          </table:table-cell>
          <table:table-cell table:formula="of:=LARGE([.B6:.G6];2)" office:value-type="float" office:value="0.8927602" calcext:value-type="float">
            <text:p>0,8927602</text:p>
          </table:table-cell>
          <table:table-cell table:formula="of:=LARGE([.B6:.G6];3)" office:value-type="float" office:value="0.8733377" calcext:value-type="float">
            <text:p>0,8733377</text:p>
          </table:table-cell>
        </table:table-row>
        <table:table-row table:style-name="ro1">
          <table:covered-table-cell table:style-name="Default"/>
          <table:table-cell office:value-type="float" office:value="0.00387084433812575" calcext:value-type="float">
            <text:p>0,004</text:p>
          </table:table-cell>
          <table:table-cell office:value-type="float" office:value="0.00379664827973306" calcext:value-type="float">
            <text:p>0,004</text:p>
          </table:table-cell>
          <table:table-cell office:value-type="float" office:value="0.0222929228422385" calcext:value-type="float">
            <text:p>0,02</text:p>
          </table:table-cell>
          <table:table-cell office:value-type="float" office:value="0.0117911287674251" calcext:value-type="float">
            <text:p>0,01</text:p>
          </table:table-cell>
          <table:table-cell office:value-type="float" office:value="0.00637903612546599" calcext:value-type="float">
            <text:p>0,006</text:p>
          </table:table-cell>
          <table:table-cell office:value-type="float" office:value="0.00521618017422711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2</text:p>
          </table:table-cell>
          <table:table-cell table:style-name="ce6" office:value-type="float" office:value="0.9020059" calcext:value-type="float">
            <text:p>0,902</text:p>
          </table:table-cell>
          <table:table-cell table:style-name="ce6" office:value-type="float" office:value="0.8861143" calcext:value-type="float">
            <text:p>0,886</text:p>
          </table:table-cell>
          <table:table-cell table:style-name="ce54" office:value-type="float" office:value="0.854961" calcext:value-type="float">
            <text:p>0,85</text:p>
          </table:table-cell>
          <table:table-cell table:style-name="ce6" office:value-type="float" office:value="0.7535745" calcext:value-type="float">
            <text:p>0,754</text:p>
          </table:table-cell>
          <table:table-cell table:style-name="ce6" office:value-type="float" office:value="0.7175118" calcext:value-type="float">
            <text:p>0,718</text:p>
          </table:table-cell>
          <table:table-cell table:style-name="ce6" office:value-type="float" office:value="0.8771519" calcext:value-type="float">
            <text:p>0,877</text:p>
          </table:table-cell>
          <table:table-cell table:formula="of:=LARGE([.B8:.G8];1)" office:value-type="float" office:value="0.9020059" calcext:value-type="float">
            <text:p>0,9020059</text:p>
          </table:table-cell>
          <table:table-cell table:formula="of:=LARGE([.B8:.G8];2)" office:value-type="float" office:value="0.8861143" calcext:value-type="float">
            <text:p>0,8861143</text:p>
          </table:table-cell>
          <table:table-cell table:formula="of:=LARGE([.B8:.G8];3)" office:value-type="float" office:value="0.8771519" calcext:value-type="float">
            <text:p>0,8771519</text:p>
          </table:table-cell>
        </table:table-row>
        <table:table-row table:style-name="ro1">
          <table:covered-table-cell table:style-name="Default"/>
          <table:table-cell office:value-type="float" office:value="0.00519287817014805" calcext:value-type="float">
            <text:p>0,005</text:p>
          </table:table-cell>
          <table:table-cell office:value-type="float" office:value="0.00530344178906492" calcext:value-type="float">
            <text:p>0,005</text:p>
          </table:table-cell>
          <table:table-cell office:value-type="float" office:value="0.0227378381997938" calcext:value-type="float">
            <text:p>0,02</text:p>
          </table:table-cell>
          <table:table-cell table:style-name="ce3" office:value-type="float" office:value="0.009166665710606" calcext:value-type="float">
            <text:p>0,009</text:p>
          </table:table-cell>
          <table:table-cell office:value-type="float" office:value="0.00908690157094266" calcext:value-type="float">
            <text:p>0,009</text:p>
          </table:table-cell>
          <table:table-cell office:value-type="float" office:value="0.00515432588123802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3</text:p>
          </table:table-cell>
          <table:table-cell table:style-name="ce7" office:value-type="float" office:value="0.8596114" calcext:value-type="float">
            <text:p>0,860</text:p>
          </table:table-cell>
          <table:table-cell table:style-name="ce47" office:value-type="float" office:value="0.8740302" calcext:value-type="float">
            <text:p>0,8740</text:p>
          </table:table-cell>
          <table:table-cell table:style-name="ce55" office:value-type="float" office:value="0.8380165" calcext:value-type="float">
            <text:p>0,84</text:p>
          </table:table-cell>
          <table:table-cell table:style-name="ce7" office:value-type="float" office:value="0.832148" calcext:value-type="float">
            <text:p>0,832</text:p>
          </table:table-cell>
          <table:table-cell table:style-name="ce7" office:value-type="float" office:value="0.7726159" calcext:value-type="float">
            <text:p>0,773</text:p>
          </table:table-cell>
          <table:table-cell table:style-name="ce7" office:value-type="float" office:value="0.7996463" calcext:value-type="float">
            <text:p>0,800</text:p>
          </table:table-cell>
          <table:table-cell table:formula="of:=LARGE([.B10:.G10];1)" office:value-type="float" office:value="0.8740302" calcext:value-type="float">
            <text:p>0,8740302</text:p>
          </table:table-cell>
          <table:table-cell table:formula="of:=LARGE([.B10:.G10];2)" office:value-type="float" office:value="0.8596114" calcext:value-type="float">
            <text:p>0,8596114</text:p>
          </table:table-cell>
          <table:table-cell table:formula="of:=LARGE([.B10:.G10];3)" office:value-type="float" office:value="0.8380165" calcext:value-type="float">
            <text:p>0,8380165</text:p>
          </table:table-cell>
        </table:table-row>
        <table:table-row table:style-name="ro1">
          <table:covered-table-cell table:style-name="Default"/>
          <table:table-cell office:value-type="float" office:value="0.00295280206583509" calcext:value-type="float">
            <text:p>0,003</text:p>
          </table:table-cell>
          <table:table-cell table:style-name="ce89" office:value-type="float" office:value="0.000171903926656736" calcext:value-type="float">
            <text:p>0,0002</text:p>
          </table:table-cell>
          <table:table-cell office:value-type="float" office:value="0.00957489528141169" calcext:value-type="float">
            <text:p>0,01</text:p>
          </table:table-cell>
          <table:table-cell table:style-name="ce3" office:value-type="float" office:value="0.00353702810280042" calcext:value-type="float">
            <text:p>0,004</text:p>
          </table:table-cell>
          <table:table-cell office:value-type="float" office:value="0.00521535731182438" calcext:value-type="float">
            <text:p>0,005</text:p>
          </table:table-cell>
          <table:table-cell office:value-type="float" office:value="0.00477048938894116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3</text:p>
          </table:table-cell>
          <table:table-cell table:style-name="ce8" office:value-type="float" office:value="0.8242227" calcext:value-type="float">
            <text:p>0,824</text:p>
          </table:table-cell>
          <table:table-cell table:style-name="ce8" office:value-type="float" office:value="0.8664777" calcext:value-type="float">
            <text:p>0,866</text:p>
          </table:table-cell>
          <table:table-cell table:style-name="ce56" office:value-type="float" office:value="0.7533485" calcext:value-type="float">
            <text:p>0,75</text:p>
          </table:table-cell>
          <table:table-cell table:style-name="ce56" office:value-type="float" office:value="0.7185519" calcext:value-type="float">
            <text:p>0,72</text:p>
          </table:table-cell>
          <table:table-cell table:style-name="ce8" office:value-type="float" office:value="0.6866053" calcext:value-type="float">
            <text:p>0,687</text:p>
          </table:table-cell>
          <table:table-cell table:style-name="ce8" office:value-type="float" office:value="0.7433337" calcext:value-type="float">
            <text:p>0,743</text:p>
          </table:table-cell>
          <table:table-cell table:formula="of:=LARGE([.B12:.G12];1)" office:value-type="float" office:value="0.8664777" calcext:value-type="float">
            <text:p>0,8664777</text:p>
          </table:table-cell>
          <table:table-cell table:formula="of:=LARGE([.B12:.G12];2)" office:value-type="float" office:value="0.8242227" calcext:value-type="float">
            <text:p>0,8242227</text:p>
          </table:table-cell>
          <table:table-cell table:formula="of:=LARGE([.B12:.G12];3)" office:value-type="float" office:value="0.7533485" calcext:value-type="float">
            <text:p>0,7533485</text:p>
          </table:table-cell>
        </table:table-row>
        <table:table-row table:style-name="ro1">
          <table:covered-table-cell table:style-name="Default"/>
          <table:table-cell office:value-type="float" office:value="0.0040657212410592" calcext:value-type="float">
            <text:p>0,004</text:p>
          </table:table-cell>
          <table:table-cell office:value-type="float" office:value="0.00306333974772632" calcext:value-type="float">
            <text:p>0,003</text:p>
          </table:table-cell>
          <table:table-cell office:value-type="float" office:value="0.0142671073820168" calcext:value-type="float">
            <text:p>0,01</text:p>
          </table:table-cell>
          <table:table-cell office:value-type="float" office:value="0.0136154564113731" calcext:value-type="float">
            <text:p>0,01</text:p>
          </table:table-cell>
          <table:table-cell office:value-type="float" office:value="0.00363398043610583" calcext:value-type="float">
            <text:p>0,004</text:p>
          </table:table-cell>
          <table:table-cell office:value-type="float" office:value="0.003810152570436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3</text:p>
          </table:table-cell>
          <table:table-cell table:style-name="ce9" office:value-type="float" office:value="0.8149549" calcext:value-type="float">
            <text:p>0,815</text:p>
          </table:table-cell>
          <table:table-cell table:style-name="ce9" office:value-type="float" office:value="0.8606422" calcext:value-type="float">
            <text:p>0,861</text:p>
          </table:table-cell>
          <table:table-cell table:style-name="ce57" office:value-type="float" office:value="0.719354" calcext:value-type="float">
            <text:p>0,72</text:p>
          </table:table-cell>
          <table:table-cell table:style-name="ce57" office:value-type="float" office:value="0.6619565" calcext:value-type="float">
            <text:p>0,66</text:p>
          </table:table-cell>
          <table:table-cell table:style-name="ce9" office:value-type="float" office:value="0.6354732" calcext:value-type="float">
            <text:p>0,635</text:p>
          </table:table-cell>
          <table:table-cell table:style-name="ce9" office:value-type="float" office:value="0.7533365" calcext:value-type="float">
            <text:p>0,753</text:p>
          </table:table-cell>
          <table:table-cell table:formula="of:=LARGE([.B14:.G14];1)" office:value-type="float" office:value="0.8606422" calcext:value-type="float">
            <text:p>0,8606422</text:p>
          </table:table-cell>
          <table:table-cell table:formula="of:=LARGE([.B14:.G14];2)" office:value-type="float" office:value="0.8149549" calcext:value-type="float">
            <text:p>0,8149549</text:p>
          </table:table-cell>
          <table:table-cell table:formula="of:=LARGE([.B14:.G14];3)" office:value-type="float" office:value="0.7533365" calcext:value-type="float">
            <text:p>0,7533365</text:p>
          </table:table-cell>
        </table:table-row>
        <table:table-row table:style-name="ro1">
          <table:covered-table-cell table:style-name="Default"/>
          <table:table-cell office:value-type="float" office:value="0.00695261400409948" calcext:value-type="float">
            <text:p>0,007</text:p>
          </table:table-cell>
          <table:table-cell office:value-type="float" office:value="0.00452919458182136" calcext:value-type="float">
            <text:p>0,005</text:p>
          </table:table-cell>
          <table:table-cell office:value-type="float" office:value="0.013714905285856" calcext:value-type="float">
            <text:p>0,01</text:p>
          </table:table-cell>
          <table:table-cell office:value-type="float" office:value="0.0102824409188675" calcext:value-type="float">
            <text:p>0,01</text:p>
          </table:table-cell>
          <table:table-cell office:value-type="float" office:value="0.00523044730018379" calcext:value-type="float">
            <text:p>0,005</text:p>
          </table:table-cell>
          <table:table-cell office:value-type="float" office:value="0.00391653395874465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3</text:p>
          </table:table-cell>
          <table:table-cell table:style-name="ce10" office:value-type="float" office:value="0.8228427" calcext:value-type="float">
            <text:p>0,823</text:p>
          </table:table-cell>
          <table:table-cell table:style-name="ce10" office:value-type="float" office:value="0.8541615" calcext:value-type="float">
            <text:p>0,854</text:p>
          </table:table-cell>
          <table:table-cell table:style-name="ce10" office:value-type="float" office:value="0.7130473" calcext:value-type="float">
            <text:p>0,713</text:p>
          </table:table-cell>
          <table:table-cell table:style-name="ce58" office:value-type="float" office:value="0.65333" calcext:value-type="float">
            <text:p>0,65</text:p>
          </table:table-cell>
          <table:table-cell table:style-name="ce10" office:value-type="float" office:value="0.611866" calcext:value-type="float">
            <text:p>0,612</text:p>
          </table:table-cell>
          <table:table-cell table:style-name="ce10" office:value-type="float" office:value="0.7739876" calcext:value-type="float">
            <text:p>0,774</text:p>
          </table:table-cell>
          <table:table-cell table:formula="of:=LARGE([.B16:.G16];1)" office:value-type="float" office:value="0.8541615" calcext:value-type="float">
            <text:p>0,8541615</text:p>
          </table:table-cell>
          <table:table-cell table:formula="of:=LARGE([.B16:.G16];2)" office:value-type="float" office:value="0.8228427" calcext:value-type="float">
            <text:p>0,8228427</text:p>
          </table:table-cell>
          <table:table-cell table:formula="of:=LARGE([.B16:.G16];3)" office:value-type="float" office:value="0.7739876" calcext:value-type="float">
            <text:p>0,7739876</text:p>
          </table:table-cell>
        </table:table-row>
        <table:table-row table:style-name="ro1">
          <table:covered-table-cell table:style-name="Default"/>
          <table:table-cell office:value-type="float" office:value="0.0050232822745691" calcext:value-type="float">
            <text:p>0,005</text:p>
          </table:table-cell>
          <table:table-cell office:value-type="float" office:value="0.00670738374107223" calcext:value-type="float">
            <text:p>0,007</text:p>
          </table:table-cell>
          <table:table-cell table:style-name="ce3" office:value-type="float" office:value="0.00907130511062219" calcext:value-type="float">
            <text:p>0,009</text:p>
          </table:table-cell>
          <table:table-cell office:value-type="float" office:value="0.0134257601870434" calcext:value-type="float">
            <text:p>0,01</text:p>
          </table:table-cell>
          <table:table-cell office:value-type="float" office:value="0.00511887808020467" calcext:value-type="float">
            <text:p>0,005</text:p>
          </table:table-cell>
          <table:table-cell office:value-type="float" office:value="0.00296166183755" calcext:value-type="float">
            <text:p>0,0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4</text:p>
          </table:table-cell>
          <table:table-cell table:style-name="ce11" office:value-type="float" office:value="0.8060825" calcext:value-type="float">
            <text:p>0,806</text:p>
          </table:table-cell>
          <table:table-cell table:style-name="ce11" office:value-type="float" office:value="0.7977798" calcext:value-type="float">
            <text:p>0,798</text:p>
          </table:table-cell>
          <table:table-cell table:style-name="ce59" office:value-type="float" office:value="0.7888363" calcext:value-type="float">
            <text:p>0,79</text:p>
          </table:table-cell>
          <table:table-cell table:style-name="ce11" office:value-type="float" office:value="0.7533452" calcext:value-type="float">
            <text:p>0,753</text:p>
          </table:table-cell>
          <table:table-cell table:style-name="ce11" office:value-type="float" office:value="0.6639666" calcext:value-type="float">
            <text:p>0,664</text:p>
          </table:table-cell>
          <table:table-cell table:style-name="ce11" office:value-type="float" office:value="0.712314" calcext:value-type="float">
            <text:p>0,712</text:p>
          </table:table-cell>
          <table:table-cell table:formula="of:=LARGE([.B18:.G18];1)" office:value-type="float" office:value="0.8060825" calcext:value-type="float">
            <text:p>0,8060825</text:p>
          </table:table-cell>
          <table:table-cell table:formula="of:=LARGE([.B18:.G18];2)" office:value-type="float" office:value="0.7977798" calcext:value-type="float">
            <text:p>0,7977798</text:p>
          </table:table-cell>
          <table:table-cell table:formula="of:=LARGE([.B18:.G18];3)" office:value-type="float" office:value="0.7888363" calcext:value-type="float">
            <text:p>0,7888363</text:p>
          </table:table-cell>
        </table:table-row>
        <table:table-row table:style-name="ro1">
          <table:covered-table-cell table:style-name="Default"/>
          <table:table-cell office:value-type="float" office:value="0.00305165047965849" calcext:value-type="float">
            <text:p>0,003</text:p>
          </table:table-cell>
          <table:table-cell office:value-type="float" office:value="0.00285668527492968" calcext:value-type="float">
            <text:p>0,003</text:p>
          </table:table-cell>
          <table:table-cell office:value-type="float" office:value="0.0132971259906042" calcext:value-type="float">
            <text:p>0,01</text:p>
          </table:table-cell>
          <table:table-cell table:style-name="ce3" office:value-type="float" office:value="0.00698082363048947" calcext:value-type="float">
            <text:p>0,007</text:p>
          </table:table-cell>
          <table:table-cell office:value-type="float" office:value="0.00638608403013927" calcext:value-type="float">
            <text:p>0,006</text:p>
          </table:table-cell>
          <table:table-cell office:value-type="float" office:value="0.00868326469710556" calcext:value-type="float">
            <text:p>0,00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4</text:p>
          </table:table-cell>
          <table:table-cell table:style-name="ce12" office:value-type="float" office:value="0.781824" calcext:value-type="float">
            <text:p>0,782</text:p>
          </table:table-cell>
          <table:table-cell table:style-name="ce12" office:value-type="float" office:value="0.7963737" calcext:value-type="float">
            <text:p>0,796</text:p>
          </table:table-cell>
          <table:table-cell table:style-name="ce60" office:value-type="float" office:value="0.6815691" calcext:value-type="float">
            <text:p>0,68</text:p>
          </table:table-cell>
          <table:table-cell table:style-name="ce12" office:value-type="float" office:value="0.6386287" calcext:value-type="float">
            <text:p>0,639</text:p>
          </table:table-cell>
          <table:table-cell table:style-name="ce12" office:value-type="float" office:value="0.5810906" calcext:value-type="float">
            <text:p>0,581</text:p>
          </table:table-cell>
          <table:table-cell table:style-name="ce12" office:value-type="float" office:value="0.6772498" calcext:value-type="float">
            <text:p>0,677</text:p>
          </table:table-cell>
          <table:table-cell table:formula="of:=LARGE([.B20:.G20];1)" office:value-type="float" office:value="0.7963737" calcext:value-type="float">
            <text:p>0,7963737</text:p>
          </table:table-cell>
          <table:table-cell table:formula="of:=LARGE([.B20:.G20];2)" office:value-type="float" office:value="0.781824" calcext:value-type="float">
            <text:p>0,7818240</text:p>
          </table:table-cell>
          <table:table-cell table:formula="of:=LARGE([.B20:.G20];3)" office:value-type="float" office:value="0.6815691" calcext:value-type="float">
            <text:p>0,6815691</text:p>
          </table:table-cell>
        </table:table-row>
        <table:table-row table:style-name="ro1">
          <table:covered-table-cell table:style-name="Default"/>
          <table:table-cell office:value-type="float" office:value="0.00599297780740093" calcext:value-type="float">
            <text:p>0,006</text:p>
          </table:table-cell>
          <table:table-cell office:value-type="float" office:value="0.0069691930099546" calcext:value-type="float">
            <text:p>0,007</text:p>
          </table:table-cell>
          <table:table-cell office:value-type="float" office:value="0.0178315734159944" calcext:value-type="float">
            <text:p>0,02</text:p>
          </table:table-cell>
          <table:table-cell table:style-name="ce3" office:value-type="float" office:value="0.00807039315089417" calcext:value-type="float">
            <text:p>0,008</text:p>
          </table:table-cell>
          <table:table-cell office:value-type="float" office:value="0.00511704794192902" calcext:value-type="float">
            <text:p>0,005</text:p>
          </table:table-cell>
          <table:table-cell office:value-type="float" office:value="0.00459253528674522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4</text:p>
          </table:table-cell>
          <table:table-cell table:style-name="ce13" office:value-type="float" office:value="0.7862284" calcext:value-type="float">
            <text:p>0,786</text:p>
          </table:table-cell>
          <table:table-cell table:style-name="ce49" office:value-type="float" office:value="0.7771588" calcext:value-type="float">
            <text:p>0,78</text:p>
          </table:table-cell>
          <table:table-cell table:style-name="ce49" office:value-type="float" office:value="0.6218829" calcext:value-type="float">
            <text:p>0,62</text:p>
          </table:table-cell>
          <table:table-cell table:style-name="ce49" office:value-type="float" office:value="0.5876056" calcext:value-type="float">
            <text:p>0,59</text:p>
          </table:table-cell>
          <table:table-cell table:style-name="ce13" office:value-type="float" office:value="0.5337426" calcext:value-type="float">
            <text:p>0,534</text:p>
          </table:table-cell>
          <table:table-cell table:style-name="ce13" office:value-type="float" office:value="0.6855864" calcext:value-type="float">
            <text:p>0,686</text:p>
          </table:table-cell>
          <table:table-cell table:formula="of:=LARGE([.B22:.G22];1)" office:value-type="float" office:value="0.7862284" calcext:value-type="float">
            <text:p>0,7862284</text:p>
          </table:table-cell>
          <table:table-cell table:formula="of:=LARGE([.B22:.G22];2)" office:value-type="float" office:value="0.7771588" calcext:value-type="float">
            <text:p>0,7771588</text:p>
          </table:table-cell>
          <table:table-cell table:formula="of:=LARGE([.B22:.G22];3)" office:value-type="float" office:value="0.6855864" calcext:value-type="float">
            <text:p>0,6855864</text:p>
          </table:table-cell>
        </table:table-row>
        <table:table-row table:style-name="ro1">
          <table:covered-table-cell table:style-name="Default"/>
          <table:table-cell office:value-type="float" office:value="0.0060303291153966" calcext:value-type="float">
            <text:p>0,006</text:p>
          </table:table-cell>
          <table:table-cell table:style-name="ce44" office:value-type="float" office:value="0.0136828626741629" calcext:value-type="float">
            <text:p>0,01</text:p>
          </table:table-cell>
          <table:table-cell office:value-type="float" office:value="0.0332021192710646" calcext:value-type="float">
            <text:p>0,03</text:p>
          </table:table-cell>
          <table:table-cell office:value-type="float" office:value="0.0199843204047573" calcext:value-type="float">
            <text:p>0,02</text:p>
          </table:table-cell>
          <table:table-cell office:value-type="float" office:value="0.00741037340759559" calcext:value-type="float">
            <text:p>0,007</text:p>
          </table:table-cell>
          <table:table-cell office:value-type="float" office:value="0.00576408130060637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4</text:p>
          </table:table-cell>
          <table:table-cell table:style-name="ce14" office:value-type="float" office:value="0.7933409" calcext:value-type="float">
            <text:p>0,793</text:p>
          </table:table-cell>
          <table:table-cell table:style-name="ce50" office:value-type="float" office:value="0.7806825" calcext:value-type="float">
            <text:p>0,78</text:p>
          </table:table-cell>
          <table:table-cell table:style-name="ce50" office:value-type="float" office:value="0.6146455" calcext:value-type="float">
            <text:p>0,61</text:p>
          </table:table-cell>
          <table:table-cell table:style-name="ce50" office:value-type="float" office:value="0.5687964" calcext:value-type="float">
            <text:p>0,57</text:p>
          </table:table-cell>
          <table:table-cell table:style-name="ce14" office:value-type="float" office:value="0.5125615" calcext:value-type="float">
            <text:p>0,513</text:p>
          </table:table-cell>
          <table:table-cell table:style-name="ce14" office:value-type="float" office:value="0.6980222" calcext:value-type="float">
            <text:p>0,698</text:p>
          </table:table-cell>
          <table:table-cell table:formula="of:=LARGE([.B24:.G24];1)" office:value-type="float" office:value="0.7933409" calcext:value-type="float">
            <text:p>0,7933409</text:p>
          </table:table-cell>
          <table:table-cell table:formula="of:=LARGE([.B24:.G24];2)" office:value-type="float" office:value="0.7806825" calcext:value-type="float">
            <text:p>0,7806825</text:p>
          </table:table-cell>
          <table:table-cell table:formula="of:=LARGE([.B24:.G24];3)" office:value-type="float" office:value="0.6980222" calcext:value-type="float">
            <text:p>0,6980222</text:p>
          </table:table-cell>
        </table:table-row>
        <table:table-row table:style-name="ro1">
          <table:covered-table-cell table:style-name="Default"/>
          <table:table-cell office:value-type="float" office:value="0.00606772969816552" calcext:value-type="float">
            <text:p>0,006</text:p>
          </table:table-cell>
          <table:table-cell table:style-name="ce44" office:value-type="float" office:value="0.0190861771669971" calcext:value-type="float">
            <text:p>0,02</text:p>
          </table:table-cell>
          <table:table-cell office:value-type="float" office:value="0.0277528884199465" calcext:value-type="float">
            <text:p>0,03</text:p>
          </table:table-cell>
          <table:table-cell office:value-type="float" office:value="0.0189411933953487" calcext:value-type="float">
            <text:p>0,02</text:p>
          </table:table-cell>
          <table:table-cell office:value-type="float" office:value="0.00483267195762344" calcext:value-type="float">
            <text:p>0,005</text:p>
          </table:table-cell>
          <table:table-cell office:value-type="float" office:value="0.00380499221549793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15" office:value-type="float" office:value="0.84254825" calcext:value-type="float">
            <text:p>0,84</text:p>
          </table:table-cell>
          <table:table-cell table:style-name="ce15" office:value-type="float" office:value="0.850938758333333" calcext:value-type="float">
            <text:p>0,85</text:p>
          </table:table-cell>
          <table:table-cell table:style-name="ce15" office:value-type="float" office:value="0.766321216666667" calcext:value-type="float">
            <text:p>0,77</text:p>
          </table:table-cell>
          <table:table-cell table:style-name="ce61" office:value-type="float" office:value="0.724708258333333" calcext:value-type="float">
            <text:p>0,7</text:p>
          </table:table-cell>
          <table:table-cell table:style-name="ce61" office:value-type="float" office:value="0.679900516666667" calcext:value-type="float">
            <text:p>0,7</text:p>
          </table:table-cell>
          <table:table-cell table:style-name="ce15" office:value-type="float" office:value="0.779171258333333" calcext:value-type="float">
            <text:p>0,78</text:p>
          </table:table-cell>
          <table:table-cell table:formula="of:=LARGE([.B26:.G26];1)" office:value-type="float" office:value="0.850938758333333" calcext:value-type="float">
            <text:p>0,8509388</text:p>
          </table:table-cell>
          <table:table-cell table:formula="of:=LARGE([.B26:.G26];2)" office:value-type="float" office:value="0.84254825" calcext:value-type="float">
            <text:p>0,8425483</text:p>
          </table:table-cell>
          <table:table-cell table:formula="of:=LARGE([.B26:.G26];3)" office:value-type="float" office:value="0.779171258333333" calcext:value-type="float">
            <text:p>0,7791713</text:p>
          </table:table-cell>
        </table:table-row>
        <table:table-row table:style-name="ro1">
          <table:covered-table-cell table:style-name="Default"/>
          <table:table-cell table:style-name="ce44" office:value-type="float" office:value="0.0487659868045427" calcext:value-type="float">
            <text:p>0,05</text:p>
          </table:table-cell>
          <table:table-cell table:style-name="ce44" office:value-type="float" office:value="0.0486377972565226" calcext:value-type="float">
            <text:p>0,05</text:p>
          </table:table-cell>
          <table:table-cell office:value-type="float" office:value="0.0947555953893299" calcext:value-type="float">
            <text:p>0,09</text:p>
          </table:table-cell>
          <table:table-cell table:style-name="ce62" office:value-type="float" office:value="0.101606731721828" calcext:value-type="float">
            <text:p>0,1</text:p>
          </table:table-cell>
          <table:table-cell table:style-name="ce62" office:value-type="float" office:value="0.107116893849895" calcext:value-type="float">
            <text:p>0,1</text:p>
          </table:table-cell>
          <table:table-cell table:style-name="ce44" office:value-type="float" office:value="0.0770145677608568" calcext:value-type="float">
            <text:p>0,08</text:p>
          </table:table-cell>
          <table:table-cell table:number-columns-repeated="3"/>
        </table:table-row>
        <calcext:conditional-formats>
          <calcext:conditional-format calcext:target-range-address="HVR.B2:HVR.G2">
            <calcext:condition calcext:apply-style-name="Accent 1" calcext:value="=[$HVR.$H$2]" calcext:base-cell-address="HVR.B2"/>
            <calcext:condition calcext:apply-style-name="Accent 2" calcext:value="=[$HVR.$I$2]" calcext:base-cell-address="HVR.B2"/>
            <calcext:condition calcext:apply-style-name="Accent 3" calcext:value="=[$HVR.$J$2]" calcext:base-cell-address="HVR.B2"/>
          </calcext:conditional-format>
          <calcext:conditional-format calcext:target-range-address="HVR.B4:HVR.G4">
            <calcext:condition calcext:apply-style-name="Accent 1" calcext:value="=[$HVR.$H$4]" calcext:base-cell-address="HVR.B4"/>
            <calcext:condition calcext:apply-style-name="Accent 2" calcext:value="=[$HVR.$I$4]" calcext:base-cell-address="HVR.B4"/>
            <calcext:condition calcext:apply-style-name="Accent 3" calcext:value="=[$HVR.$J$4]" calcext:base-cell-address="HVR.B4"/>
          </calcext:conditional-format>
          <calcext:conditional-format calcext:target-range-address="HVR.B6:HVR.G6">
            <calcext:condition calcext:apply-style-name="Accent 1" calcext:value="=[$HVR.$H$6]" calcext:base-cell-address="HVR.B6"/>
            <calcext:condition calcext:apply-style-name="Accent 2" calcext:value="=[$HVR.$I$6]" calcext:base-cell-address="HVR.B6"/>
            <calcext:condition calcext:apply-style-name="Accent 3" calcext:value="=[$HVR.$J$6]" calcext:base-cell-address="HVR.B6"/>
          </calcext:conditional-format>
          <calcext:conditional-format calcext:target-range-address="HVR.B8:HVR.G8">
            <calcext:condition calcext:apply-style-name="Accent 1" calcext:value="=[$HVR.$H$8]" calcext:base-cell-address="HVR.B8"/>
            <calcext:condition calcext:apply-style-name="Accent 2" calcext:value="=[$HVR.$I$8]" calcext:base-cell-address="HVR.B8"/>
            <calcext:condition calcext:apply-style-name="Accent 3" calcext:value="=[$HVR.$J$8]" calcext:base-cell-address="HVR.B8"/>
          </calcext:conditional-format>
          <calcext:conditional-format calcext:target-range-address="HVR.B10:HVR.G10">
            <calcext:condition calcext:apply-style-name="Accent 1" calcext:value="=[$HVR.$H$10]" calcext:base-cell-address="HVR.B10"/>
            <calcext:condition calcext:apply-style-name="Accent 2" calcext:value="=[$HVR.$I$10]" calcext:base-cell-address="HVR.B10"/>
            <calcext:condition calcext:apply-style-name="Accent 3" calcext:value="=[$HVR.$J$10]" calcext:base-cell-address="HVR.B10"/>
          </calcext:conditional-format>
          <calcext:conditional-format calcext:target-range-address="HVR.B12:HVR.G12">
            <calcext:condition calcext:apply-style-name="Accent 1" calcext:value="=[$HVR.$H$12]" calcext:base-cell-address="HVR.B12"/>
            <calcext:condition calcext:apply-style-name="Accent 2" calcext:value="=[$HVR.$I$12]" calcext:base-cell-address="HVR.B12"/>
            <calcext:condition calcext:apply-style-name="Accent 3" calcext:value="=[$HVR.$J$12]" calcext:base-cell-address="HVR.B12"/>
          </calcext:conditional-format>
          <calcext:conditional-format calcext:target-range-address="HVR.B14:HVR.G14">
            <calcext:condition calcext:apply-style-name="Accent 1" calcext:value="=[$HVR.$H$14]" calcext:base-cell-address="HVR.B14"/>
            <calcext:condition calcext:apply-style-name="Accent 2" calcext:value="=[$HVR.$I$14]" calcext:base-cell-address="HVR.B14"/>
            <calcext:condition calcext:apply-style-name="Accent 3" calcext:value="=[$HVR.$J$14]" calcext:base-cell-address="HVR.B14"/>
          </calcext:conditional-format>
          <calcext:conditional-format calcext:target-range-address="HVR.B16:HVR.G16">
            <calcext:condition calcext:apply-style-name="Accent 1" calcext:value="=[$HVR.$H$16]" calcext:base-cell-address="HVR.B16"/>
            <calcext:condition calcext:apply-style-name="Accent 2" calcext:value="=[$HVR.$I$16]" calcext:base-cell-address="HVR.B16"/>
            <calcext:condition calcext:apply-style-name="Accent 3" calcext:value="=[$HVR.$J$16]" calcext:base-cell-address="HVR.B16"/>
          </calcext:conditional-format>
          <calcext:conditional-format calcext:target-range-address="HVR.B18:HVR.G18">
            <calcext:condition calcext:apply-style-name="Accent 1" calcext:value="=[$HVR.$H$18]" calcext:base-cell-address="HVR.B18"/>
            <calcext:condition calcext:apply-style-name="Accent 2" calcext:value="=[$HVR.$I$18]" calcext:base-cell-address="HVR.B18"/>
            <calcext:condition calcext:apply-style-name="Accent 3" calcext:value="=[$HVR.$J$18]" calcext:base-cell-address="HVR.B18"/>
          </calcext:conditional-format>
          <calcext:conditional-format calcext:target-range-address="HVR.B20:HVR.G20">
            <calcext:condition calcext:apply-style-name="Accent 1" calcext:value="=[$HVR.$H$20]" calcext:base-cell-address="HVR.B20"/>
            <calcext:condition calcext:apply-style-name="Accent 2" calcext:value="=[$HVR.$I$20]" calcext:base-cell-address="HVR.B20"/>
            <calcext:condition calcext:apply-style-name="Accent 3" calcext:value="=[$HVR.$J$20]" calcext:base-cell-address="HVR.B20"/>
          </calcext:conditional-format>
          <calcext:conditional-format calcext:target-range-address="HVR.B22:HVR.G22">
            <calcext:condition calcext:apply-style-name="Accent 1" calcext:value="=[$HVR.$H$22]" calcext:base-cell-address="HVR.B22"/>
            <calcext:condition calcext:apply-style-name="Accent 2" calcext:value="=[$HVR.$I$22]" calcext:base-cell-address="HVR.B22"/>
            <calcext:condition calcext:apply-style-name="Accent 3" calcext:value="=[$HVR.$J$22]" calcext:base-cell-address="HVR.B22"/>
          </calcext:conditional-format>
          <calcext:conditional-format calcext:target-range-address="HVR.B24:HVR.G24">
            <calcext:condition calcext:apply-style-name="Accent 1" calcext:value="=[$HVR.$H$24]" calcext:base-cell-address="HVR.B24"/>
            <calcext:condition calcext:apply-style-name="Accent 2" calcext:value="=[$HVR.$I$24]" calcext:base-cell-address="HVR.B24"/>
            <calcext:condition calcext:apply-style-name="Accent 3" calcext:value="=[$HVR.$J$24]" calcext:base-cell-address="HVR.B24"/>
          </calcext:conditional-format>
          <calcext:conditional-format calcext:target-range-address="HVR.B26:HVR.G26">
            <calcext:condition calcext:apply-style-name="Accent 1" calcext:value="=[$HVR.$H$26]" calcext:base-cell-address="HVR.B26"/>
            <calcext:condition calcext:apply-style-name="Accent 2" calcext:value="=[$HVR.$I$26]" calcext:base-cell-address="HVR.B26"/>
            <calcext:condition calcext:apply-style-name="Accent 3" calcext:value="=[$HVR.$J$26]" calcext:base-cell-address="HVR.B26"/>
          </calcext:conditional-format>
        </calcext:conditional-formats>
      </table:table>
      <table:table table:name="IGD+" table:style-name="ta1">
        <table:table-column table:style-name="co1" table:default-cell-style-name="ce52"/>
        <table:table-column table:style-name="co9" table:default-cell-style-name="ce3"/>
        <table:table-column table:style-name="co10" table:default-cell-style-name="ce44"/>
        <table:table-column table:style-name="co4" table:default-cell-style-name="ce44"/>
        <table:table-column table:style-name="co2" table:default-cell-style-name="ce44"/>
        <table:table-column table:style-name="co6" table:default-cell-style-name="ce3"/>
        <table:table-column table:style-name="co7" table:default-cell-style-name="ce3"/>
        <table:table-column table:style-name="co8" table:number-columns-repeated="3" table:default-cell-style-name="ce17"/>
        <table:table-column table:style-name="co8" table:default-cell-style-name="Default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 table:number-columns-spanned="1" table:number-rows-spanned="2">
            <text:p>zlt_100_2</text:p>
          </table:table-cell>
          <table:table-cell table:style-name="ce63" office:value-type="float" office:value="0.03336733" calcext:value-type="float">
            <text:p>0,033367</text:p>
          </table:table-cell>
          <table:table-cell table:style-name="ce103" office:value-type="float" office:value="0.0333617" calcext:value-type="float">
            <text:p>0,03</text:p>
          </table:table-cell>
          <table:table-cell table:style-name="ce102" office:value-type="float" office:value="0.03903041" calcext:value-type="float">
            <text:p>0,039</text:p>
          </table:table-cell>
          <table:table-cell table:style-name="ce121" office:value-type="float" office:value="0.03347438" calcext:value-type="float">
            <text:p>0,0335</text:p>
          </table:table-cell>
          <table:table-cell table:style-name="ce102" office:value-type="float" office:value="0.03895078" calcext:value-type="float">
            <text:p>0,039</text:p>
          </table:table-cell>
          <table:table-cell table:style-name="ce102" office:value-type="float" office:value="0.03993684" calcext:value-type="float">
            <text:p>0,040</text:p>
          </table:table-cell>
          <table:table-cell table:formula="of:=SMALL([.B2:.G2];1)" office:value-type="float" office:value="0.0333617" calcext:value-type="float">
            <text:p>0,03336170</text:p>
          </table:table-cell>
          <table:table-cell table:formula="of:=SMALL([.B2:.G2];2)" office:value-type="float" office:value="0.03336733" calcext:value-type="float">
            <text:p>0,03336733</text:p>
          </table:table-cell>
          <table:table-cell table:formula="of:=SMALL([.B2:.G2];3)" office:value-type="float" office:value="0.03347438" calcext:value-type="float">
            <text:p>0,03347438</text:p>
          </table:table-cell>
          <table:table-cell/>
        </table:table-row>
        <table:table-row table:style-name="ro1">
          <table:covered-table-cell table:style-name="Default"/>
          <table:table-cell table:style-name="ce64" office:value-type="float" office:value="0.00000503548408795062" calcext:value-type="float">
            <text:p>0,000005</text:p>
          </table:table-cell>
          <table:table-cell office:value-type="float" office:value="0" calcext:value-type="float">
            <text:p>0,00</text:p>
          </table:table-cell>
          <table:table-cell table:style-name="ce3" office:value-type="float" office:value="0.00544906461412415" calcext:value-type="float">
            <text:p>0,005</text:p>
          </table:table-cell>
          <table:table-cell table:style-name="ce89" office:value-type="float" office:value="0.000116254710012111" calcext:value-type="float">
            <text:p>0,0001</text:p>
          </table:table-cell>
          <table:table-cell office:value-type="float" office:value="0.00129247281967553" calcext:value-type="float">
            <text:p>0,001</text:p>
          </table:table-cell>
          <table:table-cell office:value-type="float" office:value="0.00310006078946849" calcext:value-type="float">
            <text:p>0,003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250_2</text:p>
          </table:table-cell>
          <table:table-cell table:style-name="ce65" office:value-type="float" office:value="0.03085936" calcext:value-type="float">
            <text:p>0,0309</text:p>
          </table:table-cell>
          <table:table-cell table:style-name="ce65" office:value-type="float" office:value="0.0303709" calcext:value-type="float">
            <text:p>0,0304</text:p>
          </table:table-cell>
          <table:table-cell table:style-name="ce104" office:value-type="float" office:value="0.0537461" calcext:value-type="float">
            <text:p>0,05</text:p>
          </table:table-cell>
          <table:table-cell table:style-name="ce104" office:value-type="float" office:value="0.06595712" calcext:value-type="float">
            <text:p>0,07</text:p>
          </table:table-cell>
          <table:table-cell table:style-name="ce111" office:value-type="float" office:value="0.07813502" calcext:value-type="float">
            <text:p>0,078</text:p>
          </table:table-cell>
          <table:table-cell table:style-name="ce111" office:value-type="float" office:value="0.04605629" calcext:value-type="float">
            <text:p>0,046</text:p>
          </table:table-cell>
          <table:table-cell table:formula="of:=SMALL([.B4:.G4];1)" office:value-type="float" office:value="0.0303709" calcext:value-type="float">
            <text:p>0,03037090</text:p>
          </table:table-cell>
          <table:table-cell table:formula="of:=SMALL([.B4:.G4];2)" office:value-type="float" office:value="0.03085936" calcext:value-type="float">
            <text:p>0,03085936</text:p>
          </table:table-cell>
          <table:table-cell table:formula="of:=SMALL([.B4:.G4];3)" office:value-type="float" office:value="0.04605629" calcext:value-type="float">
            <text:p>0,04605629</text:p>
          </table:table-cell>
          <table:table-cell/>
        </table:table-row>
        <table:table-row table:style-name="ro1">
          <table:covered-table-cell table:style-name="Default"/>
          <table:table-cell table:style-name="ce89" office:value-type="float" office:value="0.000733455998952902" calcext:value-type="float">
            <text:p>0,0007</text:p>
          </table:table-cell>
          <table:table-cell table:style-name="ce89" office:value-type="float" office:value="0.000206301774107738" calcext:value-type="float">
            <text:p>0,0002</text:p>
          </table:table-cell>
          <table:table-cell office:value-type="float" office:value="0.0169686775571345" calcext:value-type="float">
            <text:p>0,02</text:p>
          </table:table-cell>
          <table:table-cell office:value-type="float" office:value="0.0107575173503741" calcext:value-type="float">
            <text:p>0,01</text:p>
          </table:table-cell>
          <table:table-cell office:value-type="float" office:value="0.0047571848687643" calcext:value-type="float">
            <text:p>0,005</text:p>
          </table:table-cell>
          <table:table-cell office:value-type="float" office:value="0.00549909463847459" calcext:value-type="float">
            <text:p>0,005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500_2</text:p>
          </table:table-cell>
          <table:table-cell table:style-name="ce97" office:value-type="float" office:value="0.0292913" calcext:value-type="float">
            <text:p>0,0293</text:p>
          </table:table-cell>
          <table:table-cell table:style-name="ce94" office:value-type="float" office:value="0.0339762" calcext:value-type="float">
            <text:p>0,034</text:p>
          </table:table-cell>
          <table:table-cell table:style-name="ce105" office:value-type="float" office:value="0.05825985" calcext:value-type="float">
            <text:p>0,06</text:p>
          </table:table-cell>
          <table:table-cell table:style-name="ce105" office:value-type="float" office:value="0.10845837" calcext:value-type="float">
            <text:p>0,11</text:p>
          </table:table-cell>
          <table:table-cell table:style-name="ce105" office:value-type="float" office:value="0.168472" calcext:value-type="float">
            <text:p>0,17</text:p>
          </table:table-cell>
          <table:table-cell table:style-name="ce94" office:value-type="float" office:value="0.03606245" calcext:value-type="float">
            <text:p>0,036</text:p>
          </table:table-cell>
          <table:table-cell table:formula="of:=SMALL([.B6:.G6];1)" office:value-type="float" office:value="0.0292913" calcext:value-type="float">
            <text:p>0,02929130</text:p>
          </table:table-cell>
          <table:table-cell table:formula="of:=SMALL([.B6:.G6];2)" office:value-type="float" office:value="0.0339762" calcext:value-type="float">
            <text:p>0,03397620</text:p>
          </table:table-cell>
          <table:table-cell table:formula="of:=SMALL([.B6:.G6];3)" office:value-type="float" office:value="0.03606245" calcext:value-type="float">
            <text:p>0,03606245</text:p>
          </table:table-cell>
          <table:table-cell/>
        </table:table-row>
        <table:table-row table:style-name="ro1">
          <table:covered-table-cell table:style-name="Default"/>
          <table:table-cell table:style-name="ce89" office:value-type="float" office:value="0.000792821398550771" calcext:value-type="float">
            <text:p>0,0008</text:p>
          </table:table-cell>
          <table:table-cell table:style-name="ce3" office:value-type="float" office:value="0.0013496902911409" calcext:value-type="float">
            <text:p>0,001</text:p>
          </table:table-cell>
          <table:table-cell office:value-type="float" office:value="0.016514352430371" calcext:value-type="float">
            <text:p>0,02</text:p>
          </table:table-cell>
          <table:table-cell office:value-type="float" office:value="0.0153815577593461" calcext:value-type="float">
            <text:p>0,02</text:p>
          </table:table-cell>
          <table:table-cell table:style-name="ce44" office:value-type="float" office:value="0.01183671480606" calcext:value-type="float">
            <text:p>0,01</text:p>
          </table:table-cell>
          <table:table-cell office:value-type="float" office:value="0.00235800021808735" calcext:value-type="float">
            <text:p>0,002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750_2</text:p>
          </table:table-cell>
          <table:table-cell table:style-name="ce81" office:value-type="float" office:value="0.02922541" calcext:value-type="float">
            <text:p>0,029</text:p>
          </table:table-cell>
          <table:table-cell table:style-name="ce81" office:value-type="float" office:value="0.03941416" calcext:value-type="float">
            <text:p>0,039</text:p>
          </table:table-cell>
          <table:table-cell table:style-name="ce106" office:value-type="float" office:value="0.05993727" calcext:value-type="float">
            <text:p>0,06</text:p>
          </table:table-cell>
          <table:table-cell table:style-name="ce106" office:value-type="float" office:value="0.1669459" calcext:value-type="float">
            <text:p>0,17</text:p>
          </table:table-cell>
          <table:table-cell table:style-name="ce106" office:value-type="float" office:value="0.2497495" calcext:value-type="float">
            <text:p>0,25</text:p>
          </table:table-cell>
          <table:table-cell table:style-name="ce81" office:value-type="float" office:value="0.03157847" calcext:value-type="float">
            <text:p>0,032</text:p>
          </table:table-cell>
          <table:table-cell table:formula="of:=SMALL([.B8:.G8];1)" office:value-type="float" office:value="0.02922541" calcext:value-type="float">
            <text:p>0,02922541</text:p>
          </table:table-cell>
          <table:table-cell table:formula="of:=SMALL([.B8:.G8];2)" office:value-type="float" office:value="0.03157847" calcext:value-type="float">
            <text:p>0,03157847</text:p>
          </table:table-cell>
          <table:table-cell table:formula="of:=SMALL([.B8:.G8];3)" office:value-type="float" office:value="0.03941416" calcext:value-type="float">
            <text:p>0,03941416</text:p>
          </table:table-cell>
          <table:table-cell/>
        </table:table-row>
        <table:table-row table:style-name="ro1">
          <table:covered-table-cell table:style-name="Default"/>
          <table:table-cell office:value-type="float" office:value="0.0015025634405575" calcext:value-type="float">
            <text:p>0,002</text:p>
          </table:table-cell>
          <table:table-cell table:style-name="ce3" office:value-type="float" office:value="0.00290368440888469" calcext:value-type="float">
            <text:p>0,003</text:p>
          </table:table-cell>
          <table:table-cell office:value-type="float" office:value="0.018083705090332" calcext:value-type="float">
            <text:p>0,02</text:p>
          </table:table-cell>
          <table:table-cell office:value-type="float" office:value="0.017031744822243" calcext:value-type="float">
            <text:p>0,02</text:p>
          </table:table-cell>
          <table:table-cell table:style-name="ce44" office:value-type="float" office:value="0.0239594698532751" calcext:value-type="float">
            <text:p>0,02</text:p>
          </table:table-cell>
          <table:table-cell office:value-type="float" office:value="0.00121426625914583" calcext:value-type="float">
            <text:p>0,001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100_3</text:p>
          </table:table-cell>
          <table:table-cell table:style-name="ce83" office:value-type="float" office:value="0.04916987" calcext:value-type="float">
            <text:p>0,0492</text:p>
          </table:table-cell>
          <table:table-cell table:style-name="ce95" office:value-type="float" office:value="0.05266769" calcext:value-type="float">
            <text:p>0,053</text:p>
          </table:table-cell>
          <table:table-cell table:style-name="ce95" office:value-type="float" office:value="0.04946438" calcext:value-type="float">
            <text:p>0,049</text:p>
          </table:table-cell>
          <table:table-cell table:style-name="ce83" office:value-type="float" office:value="0.04860868" calcext:value-type="float">
            <text:p>0,0486</text:p>
          </table:table-cell>
          <table:table-cell table:style-name="ce95" office:value-type="float" office:value="0.0737596" calcext:value-type="float">
            <text:p>0,074</text:p>
          </table:table-cell>
          <table:table-cell table:style-name="ce95" office:value-type="float" office:value="0.05720363" calcext:value-type="float">
            <text:p>0,057</text:p>
          </table:table-cell>
          <table:table-cell table:formula="of:=SMALL([.B10:.G10];1)" office:value-type="float" office:value="0.04860868" calcext:value-type="float">
            <text:p>0,04860868</text:p>
          </table:table-cell>
          <table:table-cell table:formula="of:=SMALL([.B10:.G10];2)" office:value-type="float" office:value="0.04916987" calcext:value-type="float">
            <text:p>0,04916987</text:p>
          </table:table-cell>
          <table:table-cell table:formula="of:=SMALL([.B10:.G10];3)" office:value-type="float" office:value="0.04946438" calcext:value-type="float">
            <text:p>0,04946438</text:p>
          </table:table-cell>
          <table:table-cell/>
        </table:table-row>
        <table:table-row table:style-name="ro1">
          <table:covered-table-cell table:style-name="Default"/>
          <table:table-cell table:style-name="ce89" office:value-type="float" office:value="0.000521430898681695" calcext:value-type="float">
            <text:p>0,0005</text:p>
          </table:table-cell>
          <table:table-cell table:style-name="ce3" office:value-type="float" office:value="0.000951069057902736" calcext:value-type="float">
            <text:p>0,001</text:p>
          </table:table-cell>
          <table:table-cell table:style-name="ce3" office:value-type="float" office:value="0.00231520703471633" calcext:value-type="float">
            <text:p>0,002</text:p>
          </table:table-cell>
          <table:table-cell table:style-name="ce89" office:value-type="float" office:value="0.000379044186870079" calcext:value-type="float">
            <text:p>0,0004</text:p>
          </table:table-cell>
          <table:table-cell office:value-type="float" office:value="0.00251138515325706" calcext:value-type="float">
            <text:p>0,003</text:p>
          </table:table-cell>
          <table:table-cell office:value-type="float" office:value="0.00277428422950858" calcext:value-type="float">
            <text:p>0,003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250_3</text:p>
          </table:table-cell>
          <table:table-cell table:style-name="ce70" office:value-type="float" office:value="0.04027582" calcext:value-type="float">
            <text:p>0,0403</text:p>
          </table:table-cell>
          <table:table-cell table:style-name="ce96" office:value-type="float" office:value="0.04048887" calcext:value-type="float">
            <text:p>0,040</text:p>
          </table:table-cell>
          <table:table-cell table:style-name="ce107" office:value-type="float" office:value="0.06890566" calcext:value-type="float">
            <text:p>0,07</text:p>
          </table:table-cell>
          <table:table-cell table:style-name="ce107" office:value-type="float" office:value="0.08666298" calcext:value-type="float">
            <text:p>0,09</text:p>
          </table:table-cell>
          <table:table-cell table:style-name="ce96" office:value-type="float" office:value="0.1190487" calcext:value-type="float">
            <text:p>0,119</text:p>
          </table:table-cell>
          <table:table-cell table:style-name="ce96" office:value-type="float" office:value="0.06346499" calcext:value-type="float">
            <text:p>0,063</text:p>
          </table:table-cell>
          <table:table-cell table:formula="of:=SMALL([.B12:.G12];1)" office:value-type="float" office:value="0.04027582" calcext:value-type="float">
            <text:p>0,04027582</text:p>
          </table:table-cell>
          <table:table-cell table:formula="of:=SMALL([.B12:.G12];2)" office:value-type="float" office:value="0.04048887" calcext:value-type="float">
            <text:p>0,04048887</text:p>
          </table:table-cell>
          <table:table-cell table:formula="of:=SMALL([.B12:.G12];3)" office:value-type="float" office:value="0.06346499" calcext:value-type="float">
            <text:p>0,06346499</text:p>
          </table:table-cell>
          <table:table-cell/>
        </table:table-row>
        <table:table-row table:style-name="ro1">
          <table:covered-table-cell table:style-name="Default"/>
          <table:table-cell table:style-name="ce89" office:value-type="float" office:value="0.000835881607406216" calcext:value-type="float">
            <text:p>0,0008</text:p>
          </table:table-cell>
          <table:table-cell table:style-name="ce3" office:value-type="float" office:value="0.00122653232330012" calcext:value-type="float">
            <text:p>0,001</text:p>
          </table:table-cell>
          <table:table-cell office:value-type="float" office:value="0.0107483977112126" calcext:value-type="float">
            <text:p>0,01</text:p>
          </table:table-cell>
          <table:table-cell office:value-type="float" office:value="0.0139455558421169" calcext:value-type="float">
            <text:p>0,01</text:p>
          </table:table-cell>
          <table:table-cell office:value-type="float" office:value="0.0036117942092539" calcext:value-type="float">
            <text:p>0,004</text:p>
          </table:table-cell>
          <table:table-cell office:value-type="float" office:value="0.00243443933029764" calcext:value-type="float">
            <text:p>0,002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500_3</text:p>
          </table:table-cell>
          <table:table-cell table:style-name="ce85" office:value-type="float" office:value="0.04268378" calcext:value-type="float">
            <text:p>0,043</text:p>
          </table:table-cell>
          <table:table-cell table:style-name="ce85" office:value-type="float" office:value="0.04906768" calcext:value-type="float">
            <text:p>0,049</text:p>
          </table:table-cell>
          <table:table-cell table:style-name="ce108" office:value-type="float" office:value="0.08920958" calcext:value-type="float">
            <text:p>0,09</text:p>
          </table:table-cell>
          <table:table-cell table:style-name="ce108" office:value-type="float" office:value="0.138133" calcext:value-type="float">
            <text:p>0,14</text:p>
          </table:table-cell>
          <table:table-cell table:style-name="ce85" office:value-type="float" office:value="0.1901774" calcext:value-type="float">
            <text:p>0,190</text:p>
          </table:table-cell>
          <table:table-cell table:style-name="ce85" office:value-type="float" office:value="0.05394278" calcext:value-type="float">
            <text:p>0,054</text:p>
          </table:table-cell>
          <table:table-cell table:formula="of:=SMALL([.B14:.G14];1)" office:value-type="float" office:value="0.04268378" calcext:value-type="float">
            <text:p>0,04268378</text:p>
          </table:table-cell>
          <table:table-cell table:formula="of:=SMALL([.B14:.G14];2)" office:value-type="float" office:value="0.04906768" calcext:value-type="float">
            <text:p>0,04906768</text:p>
          </table:table-cell>
          <table:table-cell table:formula="of:=SMALL([.B14:.G14];3)" office:value-type="float" office:value="0.05394278" calcext:value-type="float">
            <text:p>0,05394278</text:p>
          </table:table-cell>
          <table:table-cell/>
        </table:table-row>
        <table:table-row table:style-name="ro1">
          <table:covered-table-cell table:style-name="Default"/>
          <table:table-cell office:value-type="float" office:value="0.00186137428573621" calcext:value-type="float">
            <text:p>0,002</text:p>
          </table:table-cell>
          <table:table-cell table:style-name="ce3" office:value-type="float" office:value="0.00380575042712998" calcext:value-type="float">
            <text:p>0,004</text:p>
          </table:table-cell>
          <table:table-cell office:value-type="float" office:value="0.0120673190454052" calcext:value-type="float">
            <text:p>0,01</text:p>
          </table:table-cell>
          <table:table-cell office:value-type="float" office:value="0.0128704167531592" calcext:value-type="float">
            <text:p>0,01</text:p>
          </table:table-cell>
          <table:table-cell office:value-type="float" office:value="0.00681299398502597" calcext:value-type="float">
            <text:p>0,007</text:p>
          </table:table-cell>
          <table:table-cell office:value-type="float" office:value="0.00163127271404876" calcext:value-type="float">
            <text:p>0,002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750_3</text:p>
          </table:table-cell>
          <table:table-cell table:style-name="ce86" office:value-type="float" office:value="0.03940829" calcext:value-type="float">
            <text:p>0,039</text:p>
          </table:table-cell>
          <table:table-cell table:style-name="ce86" office:value-type="float" office:value="0.04460837" calcext:value-type="float">
            <text:p>0,045</text:p>
          </table:table-cell>
          <table:table-cell table:style-name="ce109" office:value-type="float" office:value="0.09878404" calcext:value-type="float">
            <text:p>0,10</text:p>
          </table:table-cell>
          <table:table-cell table:style-name="ce109" office:value-type="float" office:value="0.1564166" calcext:value-type="float">
            <text:p>0,16</text:p>
          </table:table-cell>
          <table:table-cell table:style-name="ce86" office:value-type="float" office:value="0.2493101" calcext:value-type="float">
            <text:p>0,249</text:p>
          </table:table-cell>
          <table:table-cell table:style-name="ce86" office:value-type="float" office:value="0.04516518" calcext:value-type="float">
            <text:p>0,045</text:p>
          </table:table-cell>
          <table:table-cell table:formula="of:=SMALL([.B16:.G16];1)" office:value-type="float" office:value="0.03940829" calcext:value-type="float">
            <text:p>0,03940829</text:p>
          </table:table-cell>
          <table:table-cell table:formula="of:=SMALL([.B16:.G16];2)" office:value-type="float" office:value="0.04460837" calcext:value-type="float">
            <text:p>0,04460837</text:p>
          </table:table-cell>
          <table:table-cell table:formula="of:=SMALL([.B16:.G16];3)" office:value-type="float" office:value="0.04516518" calcext:value-type="float">
            <text:p>0,04516518</text:p>
          </table:table-cell>
          <table:table-cell/>
        </table:table-row>
        <table:table-row table:style-name="ro1">
          <table:covered-table-cell table:style-name="Default"/>
          <table:table-cell office:value-type="float" office:value="0.00191403513366396" calcext:value-type="float">
            <text:p>0,002</text:p>
          </table:table-cell>
          <table:table-cell table:style-name="ce3" office:value-type="float" office:value="0.00168894945634853" calcext:value-type="float">
            <text:p>0,002</text:p>
          </table:table-cell>
          <table:table-cell office:value-type="float" office:value="0.00982315519089462" calcext:value-type="float">
            <text:p>0,01</text:p>
          </table:table-cell>
          <table:table-cell office:value-type="float" office:value="0.0201765081329748" calcext:value-type="float">
            <text:p>0,02</text:p>
          </table:table-cell>
          <table:table-cell office:value-type="float" office:value="0.00785314701823416" calcext:value-type="float">
            <text:p>0,008</text:p>
          </table:table-cell>
          <table:table-cell office:value-type="float" office:value="0.00319878737924233" calcext:value-type="float">
            <text:p>0,003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100_4</text:p>
          </table:table-cell>
          <table:table-cell table:style-name="ce87" office:value-type="float" office:value="0.111998" calcext:value-type="float">
            <text:p>0,112</text:p>
          </table:table-cell>
          <table:table-cell table:style-name="ce98" office:value-type="float" office:value="0.2163687" calcext:value-type="float">
            <text:p>0,22</text:p>
          </table:table-cell>
          <table:table-cell table:style-name="ce87" office:value-type="float" office:value="0.07296943" calcext:value-type="float">
            <text:p>0,073</text:p>
          </table:table-cell>
          <table:table-cell table:style-name="ce87" office:value-type="float" office:value="0.07538836" calcext:value-type="float">
            <text:p>0,075</text:p>
          </table:table-cell>
          <table:table-cell table:style-name="ce87" office:value-type="float" office:value="0.1417541" calcext:value-type="float">
            <text:p>0,142</text:p>
          </table:table-cell>
          <table:table-cell table:style-name="ce87" office:value-type="float" office:value="0.09164545" calcext:value-type="float">
            <text:p>0,092</text:p>
          </table:table-cell>
          <table:table-cell table:formula="of:=SMALL([.B18:.G18];1)" office:value-type="float" office:value="0.07296943" calcext:value-type="float">
            <text:p>0,07296943</text:p>
          </table:table-cell>
          <table:table-cell table:formula="of:=SMALL([.B18:.G18];2)" office:value-type="float" office:value="0.07538836" calcext:value-type="float">
            <text:p>0,07538836</text:p>
          </table:table-cell>
          <table:table-cell table:formula="of:=SMALL([.B18:.G18];3)" office:value-type="float" office:value="0.09164545" calcext:value-type="float">
            <text:p>0,09164545</text:p>
          </table:table-cell>
          <table:table-cell/>
        </table:table-row>
        <table:table-row table:style-name="ro1">
          <table:covered-table-cell table:style-name="Default"/>
          <table:table-cell office:value-type="float" office:value="0.00608598739729224" calcext:value-type="float">
            <text:p>0,006</text:p>
          </table:table-cell>
          <table:table-cell office:value-type="float" office:value="0.0159228045334357" calcext:value-type="float">
            <text:p>0,02</text:p>
          </table:table-cell>
          <table:table-cell table:style-name="ce3" office:value-type="float" office:value="0.00610379605394053" calcext:value-type="float">
            <text:p>0,006</text:p>
          </table:table-cell>
          <table:table-cell table:style-name="ce3" office:value-type="float" office:value="0.00178851804698751" calcext:value-type="float">
            <text:p>0,002</text:p>
          </table:table-cell>
          <table:table-cell office:value-type="float" office:value="0.00397215741002292" calcext:value-type="float">
            <text:p>0,004</text:p>
          </table:table-cell>
          <table:table-cell office:value-type="float" office:value="0.0061312480490109" calcext:value-type="float">
            <text:p>0,006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250_4</text:p>
          </table:table-cell>
          <table:table-cell table:style-name="ce88" office:value-type="float" office:value="0.06077447" calcext:value-type="float">
            <text:p>0,061</text:p>
          </table:table-cell>
          <table:table-cell table:style-name="ce99" office:value-type="float" office:value="0.10483399" calcext:value-type="float">
            <text:p>0,10</text:p>
          </table:table-cell>
          <table:table-cell table:style-name="ce99" office:value-type="float" office:value="0.08067454" calcext:value-type="float">
            <text:p>0,08</text:p>
          </table:table-cell>
          <table:table-cell table:style-name="ce88" office:value-type="float" office:value="0.09491059" calcext:value-type="float">
            <text:p>0,095</text:p>
          </table:table-cell>
          <table:table-cell table:style-name="ce88" office:value-type="float" office:value="0.1713797" calcext:value-type="float">
            <text:p>0,171</text:p>
          </table:table-cell>
          <table:table-cell table:style-name="ce88" office:value-type="float" office:value="0.06957181" calcext:value-type="float">
            <text:p>0,070</text:p>
          </table:table-cell>
          <table:table-cell table:formula="of:=SMALL([.B20:.G20];1)" office:value-type="float" office:value="0.06077447" calcext:value-type="float">
            <text:p>0,06077447</text:p>
          </table:table-cell>
          <table:table-cell table:formula="of:=SMALL([.B20:.G20];2)" office:value-type="float" office:value="0.06957181" calcext:value-type="float">
            <text:p>0,06957181</text:p>
          </table:table-cell>
          <table:table-cell table:formula="of:=SMALL([.B20:.G20];3)" office:value-type="float" office:value="0.08067454" calcext:value-type="float">
            <text:p>0,08067454</text:p>
          </table:table-cell>
          <table:table-cell/>
        </table:table-row>
        <table:table-row table:style-name="ro1">
          <table:covered-table-cell table:style-name="Default"/>
          <table:table-cell office:value-type="float" office:value="0.0034823318305555" calcext:value-type="float">
            <text:p>0,003</text:p>
          </table:table-cell>
          <table:table-cell office:value-type="float" office:value="0.017747229392863" calcext:value-type="float">
            <text:p>0,02</text:p>
          </table:table-cell>
          <table:table-cell office:value-type="float" office:value="0.0117321181850679" calcext:value-type="float">
            <text:p>0,01</text:p>
          </table:table-cell>
          <table:table-cell table:style-name="ce3" office:value-type="float" office:value="0.00760458781676561" calcext:value-type="float">
            <text:p>0,008</text:p>
          </table:table-cell>
          <table:table-cell office:value-type="float" office:value="0.00838716321589129" calcext:value-type="float">
            <text:p>0,008</text:p>
          </table:table-cell>
          <table:table-cell office:value-type="float" office:value="0.00191638248189134" calcext:value-type="float">
            <text:p>0,002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500_4</text:p>
          </table:table-cell>
          <table:table-cell table:style-name="ce90" office:value-type="float" office:value="0.05465969" calcext:value-type="float">
            <text:p>0,055</text:p>
          </table:table-cell>
          <table:table-cell table:style-name="ce100" office:value-type="float" office:value="0.14776666" calcext:value-type="float">
            <text:p>0,15</text:p>
          </table:table-cell>
          <table:table-cell table:style-name="ce100" office:value-type="float" office:value="0.12661263" calcext:value-type="float">
            <text:p>0,13</text:p>
          </table:table-cell>
          <table:table-cell table:style-name="ce100" office:value-type="float" office:value="0.13491311" calcext:value-type="float">
            <text:p>0,13</text:p>
          </table:table-cell>
          <table:table-cell table:style-name="ce100" office:value-type="float" office:value="0.2436599" calcext:value-type="float">
            <text:p>0,24</text:p>
          </table:table-cell>
          <table:table-cell table:style-name="ce90" office:value-type="float" office:value="0.06023048" calcext:value-type="float">
            <text:p>0,060</text:p>
          </table:table-cell>
          <table:table-cell table:formula="of:=SMALL([.B22:.G22];1)" office:value-type="float" office:value="0.05465969" calcext:value-type="float">
            <text:p>0,05465969</text:p>
          </table:table-cell>
          <table:table-cell table:formula="of:=SMALL([.B22:.G22];2)" office:value-type="float" office:value="0.06023048" calcext:value-type="float">
            <text:p>0,06023048</text:p>
          </table:table-cell>
          <table:table-cell table:formula="of:=SMALL([.B22:.G22];3)" office:value-type="float" office:value="0.12661263" calcext:value-type="float">
            <text:p>0,12661263</text:p>
          </table:table-cell>
          <table:table-cell/>
        </table:table-row>
        <table:table-row table:style-name="ro1">
          <table:covered-table-cell table:style-name="Default"/>
          <table:table-cell office:value-type="float" office:value="0.00338685497517978" calcext:value-type="float">
            <text:p>0,003</text:p>
          </table:table-cell>
          <table:table-cell office:value-type="float" office:value="0.0345143780057008" calcext:value-type="float">
            <text:p>0,03</text:p>
          </table:table-cell>
          <table:table-cell office:value-type="float" office:value="0.0350067739771048" calcext:value-type="float">
            <text:p>0,04</text:p>
          </table:table-cell>
          <table:table-cell office:value-type="float" office:value="0.0232817323386577" calcext:value-type="float">
            <text:p>0,02</text:p>
          </table:table-cell>
          <table:table-cell table:style-name="ce44" office:value-type="float" office:value="0.0144828919518859" calcext:value-type="float">
            <text:p>0,01</text:p>
          </table:table-cell>
          <table:table-cell office:value-type="float" office:value="0.00269961482245153" calcext:value-type="float">
            <text:p>0,003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zlt_750_4</text:p>
          </table:table-cell>
          <table:table-cell table:style-name="ce91" office:value-type="float" office:value="0.05110954" calcext:value-type="float">
            <text:p>0,051</text:p>
          </table:table-cell>
          <table:table-cell table:style-name="ce101" office:value-type="float" office:value="0.1377994" calcext:value-type="float">
            <text:p>0,14</text:p>
          </table:table-cell>
          <table:table-cell table:style-name="ce101" office:value-type="float" office:value="0.14299155" calcext:value-type="float">
            <text:p>0,14</text:p>
          </table:table-cell>
          <table:table-cell table:style-name="ce101" office:value-type="float" office:value="0.171167" calcext:value-type="float">
            <text:p>0,17</text:p>
          </table:table-cell>
          <table:table-cell table:style-name="ce101" office:value-type="float" office:value="0.3113524" calcext:value-type="float">
            <text:p>0,31</text:p>
          </table:table-cell>
          <table:table-cell table:style-name="ce91" office:value-type="float" office:value="0.05735504" calcext:value-type="float">
            <text:p>0,057</text:p>
          </table:table-cell>
          <table:table-cell table:formula="of:=SMALL([.B24:.G24];1)" office:value-type="float" office:value="0.05110954" calcext:value-type="float">
            <text:p>0,05110954</text:p>
          </table:table-cell>
          <table:table-cell table:formula="of:=SMALL([.B24:.G24];2)" office:value-type="float" office:value="0.05735504" calcext:value-type="float">
            <text:p>0,05735504</text:p>
          </table:table-cell>
          <table:table-cell table:formula="of:=SMALL([.B24:.G24];3)" office:value-type="float" office:value="0.1377994" calcext:value-type="float">
            <text:p>0,13779940</text:p>
          </table:table-cell>
          <table:table-cell/>
        </table:table-row>
        <table:table-row table:style-name="ro1">
          <table:covered-table-cell table:style-name="Default"/>
          <table:table-cell office:value-type="float" office:value="0.00362282204647151" calcext:value-type="float">
            <text:p>0,004</text:p>
          </table:table-cell>
          <table:table-cell office:value-type="float" office:value="0.0592538006155892" calcext:value-type="float">
            <text:p>0,06</text:p>
          </table:table-cell>
          <table:table-cell office:value-type="float" office:value="0.0290549394221103" calcext:value-type="float">
            <text:p>0,03</text:p>
          </table:table-cell>
          <table:table-cell office:value-type="float" office:value="0.028796556377456" calcext:value-type="float">
            <text:p>0,03</text:p>
          </table:table-cell>
          <table:table-cell table:style-name="ce44" office:value-type="float" office:value="0.0156075933711767" calcext:value-type="float">
            <text:p>0,02</text:p>
          </table:table-cell>
          <table:table-cell office:value-type="float" office:value="0.00298936217384244" calcext:value-type="float">
            <text:p>0,003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92" office:value-type="float" office:value="0.0477352383333333" calcext:value-type="float">
            <text:p>0,05</text:p>
          </table:table-cell>
          <table:table-cell table:style-name="ce92" office:value-type="float" office:value="0.07756036" calcext:value-type="float">
            <text:p>0,08</text:p>
          </table:table-cell>
          <table:table-cell table:style-name="ce92" office:value-type="float" office:value="0.07838212" calcext:value-type="float">
            <text:p>0,08</text:p>
          </table:table-cell>
          <table:table-cell table:style-name="ce92" office:value-type="float" office:value="0.1067530075" calcext:value-type="float">
            <text:p>0,11</text:p>
          </table:table-cell>
          <table:table-cell table:style-name="ce92" office:value-type="float" office:value="0.169645766666667" calcext:value-type="float">
            <text:p>0,17</text:p>
          </table:table-cell>
          <table:table-cell table:style-name="ce92" office:value-type="float" office:value="0.0543511175" calcext:value-type="float">
            <text:p>0,05</text:p>
          </table:table-cell>
          <table:table-cell table:formula="of:=SMALL([.B26:.G26];1)" office:value-type="float" office:value="0.0477352383333333" calcext:value-type="float">
            <text:p>0,04773524</text:p>
          </table:table-cell>
          <table:table-cell table:formula="of:=SMALL([.B26:.G26];2)" office:value-type="float" office:value="0.0543511175" calcext:value-type="float">
            <text:p>0,05435112</text:p>
          </table:table-cell>
          <table:table-cell table:formula="of:=SMALL([.B26:.G26];3)" office:value-type="float" office:value="0.07756036" calcext:value-type="float">
            <text:p>0,07756036</text:p>
          </table:table-cell>
          <table:table-cell office:value-type="string" calcext:value-type="string">
            <text:p>rever cores de destaque aqui</text:p>
          </table:table-cell>
        </table:table-row>
        <table:table-row table:style-name="ro1">
          <table:covered-table-cell table:style-name="Default"/>
          <table:table-cell table:style-name="ce44" office:value-type="float" office:value="0.0219296672719028" calcext:value-type="float">
            <text:p>0,02</text:p>
          </table:table-cell>
          <table:table-cell office:value-type="float" office:value="0.061438827024554" calcext:value-type="float">
            <text:p>0,06</text:p>
          </table:table-cell>
          <table:table-cell office:value-type="float" office:value="0.0346652695566148" calcext:value-type="float">
            <text:p>0,03</text:p>
          </table:table-cell>
          <table:table-cell office:value-type="float" office:value="0.0472616134973108" calcext:value-type="float">
            <text:p>0,05</text:p>
          </table:table-cell>
          <table:table-cell table:style-name="ce44" office:value-type="float" office:value="0.0806952856727954" calcext:value-type="float">
            <text:p>0,08</text:p>
          </table:table-cell>
          <table:table-cell table:style-name="ce44" office:value-type="float" office:value="0.0160789967709673" calcext:value-type="float">
            <text:p>0,02</text:p>
          </table:table-cell>
          <table:table-cell table:number-columns-repeated="4"/>
        </table:table-row>
        <calcext:conditional-formats>
          <calcext:conditional-format calcext:target-range-address="'IGD+'.B2:'IGD+'.G2">
            <calcext:condition calcext:apply-style-name="Accent 1" calcext:value="=[$'IGD+'.$H$2]" calcext:base-cell-address="'IGD+'.B2"/>
            <calcext:condition calcext:apply-style-name="Accent 2" calcext:value="=[$'IGD+'.$I$2]" calcext:base-cell-address="'IGD+'.B2"/>
            <calcext:condition calcext:apply-style-name="Accent 3" calcext:value="=[$'IGD+'.$J$2]" calcext:base-cell-address="'IGD+'.B2"/>
          </calcext:conditional-format>
          <calcext:conditional-format calcext:target-range-address="'IGD+'.B4:'IGD+'.G4">
            <calcext:condition calcext:apply-style-name="Accent 1" calcext:value="=[$'IGD+'.$H$4]" calcext:base-cell-address="'IGD+'.B4"/>
            <calcext:condition calcext:apply-style-name="Accent 2" calcext:value="=[$'IGD+'.$I$4]" calcext:base-cell-address="'IGD+'.B4"/>
            <calcext:condition calcext:apply-style-name="Accent 3" calcext:value="=[$'IGD+'.$J$4]" calcext:base-cell-address="'IGD+'.B4"/>
          </calcext:conditional-format>
          <calcext:conditional-format calcext:target-range-address="'IGD+'.B6:'IGD+'.G6">
            <calcext:condition calcext:apply-style-name="Accent 1" calcext:value="=[$'IGD+'.$H$6]" calcext:base-cell-address="'IGD+'.B6"/>
            <calcext:condition calcext:apply-style-name="Accent 2" calcext:value="=[$'IGD+'.$I$6]" calcext:base-cell-address="'IGD+'.B6"/>
            <calcext:condition calcext:apply-style-name="Accent 3" calcext:value="=[$'IGD+'.$J$6]" calcext:base-cell-address="'IGD+'.B6"/>
          </calcext:conditional-format>
          <calcext:conditional-format calcext:target-range-address="'IGD+'.B8:'IGD+'.G8">
            <calcext:condition calcext:apply-style-name="Accent 1" calcext:value="=[$'IGD+'.$H$8]" calcext:base-cell-address="'IGD+'.B8"/>
            <calcext:condition calcext:apply-style-name="Accent 2" calcext:value="=[$'IGD+'.$I$8]" calcext:base-cell-address="'IGD+'.B8"/>
            <calcext:condition calcext:apply-style-name="Accent 3" calcext:value="=[$'IGD+'.$J$8]" calcext:base-cell-address="'IGD+'.B8"/>
          </calcext:conditional-format>
          <calcext:conditional-format calcext:target-range-address="'IGD+'.B10:'IGD+'.G10">
            <calcext:condition calcext:apply-style-name="Accent 1" calcext:value="=[$'IGD+'.$H$10]" calcext:base-cell-address="'IGD+'.B10"/>
            <calcext:condition calcext:apply-style-name="Accent 2" calcext:value="=[$'IGD+'.$I$10]" calcext:base-cell-address="'IGD+'.B10"/>
            <calcext:condition calcext:apply-style-name="Accent 3" calcext:value="=[$'IGD+'.$J$10]" calcext:base-cell-address="'IGD+'.B10"/>
          </calcext:conditional-format>
          <calcext:conditional-format calcext:target-range-address="'IGD+'.B12:'IGD+'.G12">
            <calcext:condition calcext:apply-style-name="Accent 1" calcext:value="=[$'IGD+'.$H$12]" calcext:base-cell-address="'IGD+'.B12"/>
            <calcext:condition calcext:apply-style-name="Accent 2" calcext:value="=[$'IGD+'.$I$12]" calcext:base-cell-address="'IGD+'.B12"/>
            <calcext:condition calcext:apply-style-name="Accent 3" calcext:value="=[$'IGD+'.$J$12]" calcext:base-cell-address="'IGD+'.B12"/>
          </calcext:conditional-format>
          <calcext:conditional-format calcext:target-range-address="'IGD+'.B14:'IGD+'.G14">
            <calcext:condition calcext:apply-style-name="Accent 1" calcext:value="=[$'IGD+'.$H$14]" calcext:base-cell-address="'IGD+'.B14"/>
            <calcext:condition calcext:apply-style-name="Accent 2" calcext:value="=[$'IGD+'.$I$14]" calcext:base-cell-address="'IGD+'.B14"/>
            <calcext:condition calcext:apply-style-name="Accent 3" calcext:value="=[$'IGD+'.$J$14]" calcext:base-cell-address="'IGD+'.B14"/>
          </calcext:conditional-format>
          <calcext:conditional-format calcext:target-range-address="'IGD+'.B16:'IGD+'.G16">
            <calcext:condition calcext:apply-style-name="Accent 1" calcext:value="=[$'IGD+'.$H$16]" calcext:base-cell-address="'IGD+'.B16"/>
            <calcext:condition calcext:apply-style-name="Accent 2" calcext:value="=[$'IGD+'.$I$16]" calcext:base-cell-address="'IGD+'.B16"/>
            <calcext:condition calcext:apply-style-name="Accent 3" calcext:value="=[$'IGD+'.$J$16]" calcext:base-cell-address="'IGD+'.B16"/>
          </calcext:conditional-format>
          <calcext:conditional-format calcext:target-range-address="'IGD+'.B18:'IGD+'.G18">
            <calcext:condition calcext:apply-style-name="Accent 1" calcext:value="=[$'IGD+'.$H$18]" calcext:base-cell-address="'IGD+'.B18"/>
            <calcext:condition calcext:apply-style-name="Accent 2" calcext:value="=[$'IGD+'.$I$18]" calcext:base-cell-address="'IGD+'.B18"/>
            <calcext:condition calcext:apply-style-name="Accent 3" calcext:value="=[$'IGD+'.$J$18]" calcext:base-cell-address="'IGD+'.B18"/>
          </calcext:conditional-format>
          <calcext:conditional-format calcext:target-range-address="'IGD+'.B20:'IGD+'.G20">
            <calcext:condition calcext:apply-style-name="Accent 1" calcext:value="=[$'IGD+'.$H$20]" calcext:base-cell-address="'IGD+'.B20"/>
            <calcext:condition calcext:apply-style-name="Accent 2" calcext:value="=[$'IGD+'.$I$20]" calcext:base-cell-address="'IGD+'.B20"/>
            <calcext:condition calcext:apply-style-name="Accent 3" calcext:value="=[$'IGD+'.$J$20]" calcext:base-cell-address="'IGD+'.B20"/>
          </calcext:conditional-format>
          <calcext:conditional-format calcext:target-range-address="'IGD+'.B22:'IGD+'.G22">
            <calcext:condition calcext:apply-style-name="Accent 1" calcext:value="=[$'IGD+'.$H$22]" calcext:base-cell-address="'IGD+'.B22"/>
            <calcext:condition calcext:apply-style-name="Accent 2" calcext:value="=[$'IGD+'.$I$22]" calcext:base-cell-address="'IGD+'.B22"/>
            <calcext:condition calcext:apply-style-name="Accent 3" calcext:value="=[$'IGD+'.$J$22]" calcext:base-cell-address="'IGD+'.B22"/>
          </calcext:conditional-format>
          <calcext:conditional-format calcext:target-range-address="'IGD+'.B24:'IGD+'.G24">
            <calcext:condition calcext:apply-style-name="Accent 1" calcext:value="=[$'IGD+'.$H$24]" calcext:base-cell-address="'IGD+'.B24"/>
            <calcext:condition calcext:apply-style-name="Accent 2" calcext:value="=[$'IGD+'.$I$24]" calcext:base-cell-address="'IGD+'.B24"/>
            <calcext:condition calcext:apply-style-name="Accent 3" calcext:value="=[$'IGD+'.$J$24]" calcext:base-cell-address="'IGD+'.B24"/>
          </calcext:conditional-format>
          <calcext:conditional-format calcext:target-range-address="'IGD+'.B26:'IGD+'.G26">
            <calcext:condition calcext:apply-style-name="Accent 1" calcext:value="=[$'IGD+'.$H$26]" calcext:base-cell-address="'IGD+'.B26"/>
            <calcext:condition calcext:apply-style-name="Accent 2" calcext:value="=[$'IGD+'.$I$26]" calcext:base-cell-address="'IGD+'.B26"/>
            <calcext:condition calcext:apply-style-name="Accent 3" calcext:value="=[$'IGD+'.$J$26]" calcext:base-cell-address="'IGD+'.B26"/>
          </calcext:conditional-format>
        </calcext:conditional-formats>
      </table:table>
      <table:table table:name="Epsilon" table:style-name="ta1">
        <table:table-column table:style-name="co1" table:default-cell-style-name="ce52"/>
        <table:table-column table:style-name="co2" table:default-cell-style-name="ce124"/>
        <table:table-column table:style-name="co11" table:default-cell-style-name="ce124"/>
        <table:table-column table:style-name="co4" table:default-cell-style-name="ce124"/>
        <table:table-column table:style-name="co5" table:default-cell-style-name="ce124"/>
        <table:table-column table:style-name="co12" table:default-cell-style-name="ce124"/>
        <table:table-column table:style-name="co7" table:default-cell-style-name="ce124"/>
        <table:table-column table:style-name="co13" table:default-cell-style-name="ce75"/>
        <table:table-column table:style-name="co8" table:number-columns-repeated="2" table:default-cell-style-name="ce89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2</text:p>
          </table:table-cell>
          <table:table-cell table:number-columns-repeated="2" table:style-name="ce144" office:value-type="float" office:value="0.952381" calcext:value-type="float">
            <text:p>0,952</text:p>
          </table:table-cell>
          <table:table-cell table:style-name="ce137" office:value-type="float" office:value="0.9517384" calcext:value-type="float">
            <text:p>0,952</text:p>
          </table:table-cell>
          <table:table-cell table:number-columns-repeated="3" table:style-name="ce144" office:value-type="float" office:value="0.952381" calcext:value-type="float">
            <text:p>0,952</text:p>
          </table:table-cell>
          <table:table-cell table:formula="of:=LARGE([.B2:.G2];1)" office:value-type="float" office:value="0.952381" calcext:value-type="float">
            <text:p>0,9524</text:p>
          </table:table-cell>
          <table:table-cell table:formula="of:=LARGE([.B2:.G2];2)" office:value-type="float" office:value="0.952381" calcext:value-type="float">
            <text:p>0,9524</text:p>
          </table:table-cell>
          <table:table-cell table:formula="of:=LARGE([.B2:.G2];3)" office:value-type="float" office:value="0.952381" calcext:value-type="float">
            <text:p>0,9524</text:p>
          </table:table-cell>
        </table:table-row>
        <table:table-row table:style-name="ro1">
          <table:covered-table-cell table:style-name="Default"/>
          <table:table-cell table:number-columns-repeated="2" office:value-type="float" office:value="1.11022302462516E-016" calcext:value-type="float">
            <text:p>0,000</text:p>
          </table:table-cell>
          <table:table-cell office:value-type="float" office:value="0.000993088133047638" calcext:value-type="float">
            <text:p>0,001</text:p>
          </table:table-cell>
          <table:table-cell table:number-columns-repeated="3" office:value-type="float" office:value="1.11022302462516E-016" calcext:value-type="float">
            <text:p>0,0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2</text:p>
          </table:table-cell>
          <table:table-cell table:style-name="ce76" office:value-type="float" office:value="0.9523087" calcext:value-type="float">
            <text:p>0,9523</text:p>
          </table:table-cell>
          <table:table-cell table:style-name="ce138" office:value-type="float" office:value="0.952386" calcext:value-type="float">
            <text:p>0,952</text:p>
          </table:table-cell>
          <table:table-cell table:style-name="ce138" office:value-type="float" office:value="0.9416521" calcext:value-type="float">
            <text:p>0,942</text:p>
          </table:table-cell>
          <table:table-cell table:style-name="ce138" office:value-type="float" office:value="0.9374923" calcext:value-type="float">
            <text:p>0,937</text:p>
          </table:table-cell>
          <table:table-cell table:style-name="ce138" office:value-type="float" office:value="0.9331881" calcext:value-type="float">
            <text:p>0,933</text:p>
          </table:table-cell>
          <table:table-cell table:style-name="ce169" office:value-type="float" office:value="0.9523231" calcext:value-type="float">
            <text:p>0,95232</text:p>
          </table:table-cell>
          <table:table-cell table:formula="of:=LARGE([.B4:.G4];1)" office:value-type="float" office:value="0.952386" calcext:value-type="float">
            <text:p>0,9524</text:p>
          </table:table-cell>
          <table:table-cell table:formula="of:=LARGE([.B4:.G4];2)" office:value-type="float" office:value="0.9523231" calcext:value-type="float">
            <text:p>0,9523</text:p>
          </table:table-cell>
          <table:table-cell table:formula="of:=LARGE([.B4:.G4];3)" office:value-type="float" office:value="0.9523087" calcext:value-type="float">
            <text:p>0,9523</text:p>
          </table:table-cell>
        </table:table-row>
        <table:table-row table:style-name="ro1">
          <table:covered-table-cell table:style-name="Default"/>
          <table:table-cell table:style-name="ce75" office:value-type="float" office:value="0.000231899999999974" calcext:value-type="float">
            <text:p>0,0002</text:p>
          </table:table-cell>
          <table:table-cell office:value-type="float" office:value="1.11022302462516E-016" calcext:value-type="float">
            <text:p>0,000</text:p>
          </table:table-cell>
          <table:table-cell office:value-type="float" office:value="0.00887723171320879" calcext:value-type="float">
            <text:p>0,009</text:p>
          </table:table-cell>
          <table:table-cell office:value-type="float" office:value="0.00630609045368047" calcext:value-type="float">
            <text:p>0,006</text:p>
          </table:table-cell>
          <table:table-cell office:value-type="float" office:value="0.0026247899896944" calcext:value-type="float">
            <text:p>0,003</text:p>
          </table:table-cell>
          <table:table-cell table:style-name="ce170" office:value-type="float" office:value="0.0000791674806975632" calcext:value-type="float">
            <text:p>0,00008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2</text:p>
          </table:table-cell>
          <table:table-cell table:style-name="ce77" office:value-type="float" office:value="0.9519602" calcext:value-type="float">
            <text:p>0,9520</text:p>
          </table:table-cell>
          <table:table-cell table:style-name="ce135" office:value-type="float" office:value="0.9484699" calcext:value-type="float">
            <text:p>0,948</text:p>
          </table:table-cell>
          <table:table-cell table:style-name="ce135" office:value-type="float" office:value="0.9349855" calcext:value-type="float">
            <text:p>0,935</text:p>
          </table:table-cell>
          <table:table-cell table:style-name="ce135" office:value-type="float" office:value="0.9108968" calcext:value-type="float">
            <text:p>0,911</text:p>
          </table:table-cell>
          <table:table-cell table:style-name="ce135" office:value-type="float" office:value="0.8870303" calcext:value-type="float">
            <text:p>0,887</text:p>
          </table:table-cell>
          <table:table-cell table:style-name="ce135" office:value-type="float" office:value="0.9511768" calcext:value-type="float">
            <text:p>0,951</text:p>
          </table:table-cell>
          <table:table-cell table:formula="of:=LARGE([.B6:.G6];1)" office:value-type="float" office:value="0.9519602" calcext:value-type="float">
            <text:p>0,9520</text:p>
          </table:table-cell>
          <table:table-cell table:formula="of:=LARGE([.B6:.G6];2)" office:value-type="float" office:value="0.9511768" calcext:value-type="float">
            <text:p>0,9512</text:p>
          </table:table-cell>
          <table:table-cell table:formula="of:=LARGE([.B6:.G6];3)" office:value-type="float" office:value="0.9484699" calcext:value-type="float">
            <text:p>0,9485</text:p>
          </table:table-cell>
        </table:table-row>
        <table:table-row table:style-name="ro1">
          <table:covered-table-cell table:style-name="Default"/>
          <table:table-cell table:style-name="ce75" office:value-type="float" office:value="0.000375439156189125" calcext:value-type="float">
            <text:p>0,0004</text:p>
          </table:table-cell>
          <table:table-cell office:value-type="float" office:value="0.00100069910062915" calcext:value-type="float">
            <text:p>0,001</text:p>
          </table:table-cell>
          <table:table-cell office:value-type="float" office:value="0.00892220041525631" calcext:value-type="float">
            <text:p>0,009</text:p>
          </table:table-cell>
          <table:table-cell office:value-type="float" office:value="0.00673572870296896" calcext:value-type="float">
            <text:p>0,007</text:p>
          </table:table-cell>
          <table:table-cell office:value-type="float" office:value="0.00409867766602839" calcext:value-type="float">
            <text:p>0,004</text:p>
          </table:table-cell>
          <table:table-cell office:value-type="float" office:value="0.000988761831787625" calcext:value-type="float">
            <text:p>0,0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2</text:p>
          </table:table-cell>
          <table:table-cell table:style-name="ce123" office:value-type="float" office:value="0.9515" calcext:value-type="float">
            <text:p>0,952</text:p>
          </table:table-cell>
          <table:table-cell table:style-name="ce123" office:value-type="float" office:value="0.9443539" calcext:value-type="float">
            <text:p>0,944</text:p>
          </table:table-cell>
          <table:table-cell table:style-name="ce139" office:value-type="float" office:value="0.9325857" calcext:value-type="float">
            <text:p>0,93</text:p>
          </table:table-cell>
          <table:table-cell table:style-name="ce123" office:value-type="float" office:value="0.8850003" calcext:value-type="float">
            <text:p>0,885</text:p>
          </table:table-cell>
          <table:table-cell table:style-name="ce123" office:value-type="float" office:value="0.8587654" calcext:value-type="float">
            <text:p>0,859</text:p>
          </table:table-cell>
          <table:table-cell table:style-name="ce78" office:value-type="float" office:value="0.9520136" calcext:value-type="float">
            <text:p>0,9520</text:p>
          </table:table-cell>
          <table:table-cell table:formula="of:=LARGE([.B8:.G8];1)" office:value-type="float" office:value="0.9520136" calcext:value-type="float">
            <text:p>0,9520</text:p>
          </table:table-cell>
          <table:table-cell table:formula="of:=LARGE([.B8:.G8];2)" office:value-type="float" office:value="0.9515" calcext:value-type="float">
            <text:p>0,9515</text:p>
          </table:table-cell>
          <table:table-cell table:formula="of:=LARGE([.B8:.G8];3)" office:value-type="float" office:value="0.9443539" calcext:value-type="float">
            <text:p>0,9444</text:p>
          </table:table-cell>
        </table:table-row>
        <table:table-row table:style-name="ro1">
          <table:covered-table-cell table:style-name="Default"/>
          <table:table-cell office:value-type="float" office:value="0.00121582835959687" calcext:value-type="float">
            <text:p>0,001</text:p>
          </table:table-cell>
          <table:table-cell office:value-type="float" office:value="0.00313541886994385" calcext:value-type="float">
            <text:p>0,003</text:p>
          </table:table-cell>
          <table:table-cell table:style-name="ce140" office:value-type="float" office:value="0.0100815419658899" calcext:value-type="float">
            <text:p>0,01</text:p>
          </table:table-cell>
          <table:table-cell office:value-type="float" office:value="0.00596316776638054" calcext:value-type="float">
            <text:p>0,006</text:p>
          </table:table-cell>
          <table:table-cell office:value-type="float" office:value="0.00684208722832441" calcext:value-type="float">
            <text:p>0,007</text:p>
          </table:table-cell>
          <table:table-cell table:style-name="ce75" office:value-type="float" office:value="0.000450923319423604" calcext:value-type="float">
            <text:p>0,0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3</text:p>
          </table:table-cell>
          <table:table-cell table:style-name="ce125" office:value-type="float" office:value="0.9621317" calcext:value-type="float">
            <text:p>0,962</text:p>
          </table:table-cell>
          <table:table-cell table:style-name="ce125" office:value-type="float" office:value="0.9612356" calcext:value-type="float">
            <text:p>0,961</text:p>
          </table:table-cell>
          <table:table-cell table:style-name="ce125" office:value-type="float" office:value="0.9643216" calcext:value-type="float">
            <text:p>0,964</text:p>
          </table:table-cell>
          <table:table-cell table:style-name="ce125" office:value-type="float" office:value="0.9636716" calcext:value-type="float">
            <text:p>0,964</text:p>
          </table:table-cell>
          <table:table-cell table:style-name="ce79" office:value-type="float" office:value="0.9561606" calcext:value-type="float">
            <text:p>0,9562</text:p>
          </table:table-cell>
          <table:table-cell table:style-name="ce79" office:value-type="float" office:value="0.9619247" calcext:value-type="float">
            <text:p>0,9619</text:p>
          </table:table-cell>
          <table:table-cell table:formula="of:=LARGE([.B10:.G10];1)" office:value-type="float" office:value="0.9643216" calcext:value-type="float">
            <text:p>0,9643</text:p>
          </table:table-cell>
          <table:table-cell table:formula="of:=LARGE([.B10:.G10];2)" office:value-type="float" office:value="0.9636716" calcext:value-type="float">
            <text:p>0,9637</text:p>
          </table:table-cell>
          <table:table-cell table:formula="of:=LARGE([.B10:.G10];3)" office:value-type="float" office:value="0.9621317" calcext:value-type="float">
            <text:p>0,9621</text:p>
          </table:table-cell>
        </table:table-row>
        <table:table-row table:style-name="ro1">
          <table:covered-table-cell table:style-name="Default"/>
          <table:table-cell office:value-type="float" office:value="0.00100205060251465" calcext:value-type="float">
            <text:p>0,001</text:p>
          </table:table-cell>
          <table:table-cell office:value-type="float" office:value="0.00182514378611659" calcext:value-type="float">
            <text:p>0,002</text:p>
          </table:table-cell>
          <table:table-cell office:value-type="float" office:value="0.00192207669982235" calcext:value-type="float">
            <text:p>0,002</text:p>
          </table:table-cell>
          <table:table-cell office:value-type="float" office:value="0.00193757989254638" calcext:value-type="float">
            <text:p>0,002</text:p>
          </table:table-cell>
          <table:table-cell table:style-name="ce75" office:value-type="float" office:value="0.000813722458827347" calcext:value-type="float">
            <text:p>0,0008</text:p>
          </table:table-cell>
          <table:table-cell table:style-name="ce75" office:value-type="float" office:value="0.000838251519533351" calcext:value-type="float">
            <text:p>0,0008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3</text:p>
          </table:table-cell>
          <table:table-cell table:style-name="ce126" office:value-type="float" office:value="0.9641583" calcext:value-type="float">
            <text:p>0,964</text:p>
          </table:table-cell>
          <table:table-cell table:style-name="ce126" office:value-type="float" office:value="0.9622888" calcext:value-type="float">
            <text:p>0,962</text:p>
          </table:table-cell>
          <table:table-cell table:style-name="ce126" office:value-type="float" office:value="0.9559098" calcext:value-type="float">
            <text:p>0,956</text:p>
          </table:table-cell>
          <table:table-cell table:style-name="ce126" office:value-type="float" office:value="0.9485126" calcext:value-type="float">
            <text:p>0,949</text:p>
          </table:table-cell>
          <table:table-cell table:style-name="ce126" office:value-type="float" office:value="0.9324274" calcext:value-type="float">
            <text:p>0,932</text:p>
          </table:table-cell>
          <table:table-cell table:style-name="ce80" office:value-type="float" office:value="0.9606357" calcext:value-type="float">
            <text:p>0,9606</text:p>
          </table:table-cell>
          <table:table-cell table:formula="of:=LARGE([.B12:.G12];1)" office:value-type="float" office:value="0.9641583" calcext:value-type="float">
            <text:p>0,9642</text:p>
          </table:table-cell>
          <table:table-cell table:formula="of:=LARGE([.B12:.G12];2)" office:value-type="float" office:value="0.9622888" calcext:value-type="float">
            <text:p>0,9623</text:p>
          </table:table-cell>
          <table:table-cell table:formula="of:=LARGE([.B12:.G12];3)" office:value-type="float" office:value="0.9606357" calcext:value-type="float">
            <text:p>0,9606</text:p>
          </table:table-cell>
        </table:table-row>
        <table:table-row table:style-name="ro1">
          <table:covered-table-cell table:style-name="Default"/>
          <table:table-cell office:value-type="float" office:value="0.0020836492531134" calcext:value-type="float">
            <text:p>0,002</text:p>
          </table:table-cell>
          <table:table-cell office:value-type="float" office:value="0.00208351524112496" calcext:value-type="float">
            <text:p>0,002</text:p>
          </table:table-cell>
          <table:table-cell office:value-type="float" office:value="0.0043081473698099" calcext:value-type="float">
            <text:p>0,004</text:p>
          </table:table-cell>
          <table:table-cell office:value-type="float" office:value="0.005145762182612" calcext:value-type="float">
            <text:p>0,005</text:p>
          </table:table-cell>
          <table:table-cell office:value-type="float" office:value="0.00275735638610609" calcext:value-type="float">
            <text:p>0,003</text:p>
          </table:table-cell>
          <table:table-cell table:style-name="ce75" office:value-type="float" office:value="0.000753088978806608" calcext:value-type="float">
            <text:p>0,0008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3</text:p>
          </table:table-cell>
          <table:table-cell table:style-name="ce127" office:value-type="float" office:value="0.9633119" calcext:value-type="float">
            <text:p>0,963</text:p>
          </table:table-cell>
          <table:table-cell table:style-name="ce127" office:value-type="float" office:value="0.9579332" calcext:value-type="float">
            <text:p>0,958</text:p>
          </table:table-cell>
          <table:table-cell table:style-name="ce127" office:value-type="float" office:value="0.9421861" calcext:value-type="float">
            <text:p>0,942</text:p>
          </table:table-cell>
          <table:table-cell table:style-name="ce127" office:value-type="float" office:value="0.9233637" calcext:value-type="float">
            <text:p>0,923</text:p>
          </table:table-cell>
          <table:table-cell table:style-name="ce127" office:value-type="float" office:value="0.9036789" calcext:value-type="float">
            <text:p>0,904</text:p>
          </table:table-cell>
          <table:table-cell table:style-name="ce127" office:value-type="float" office:value="0.9595835" calcext:value-type="float">
            <text:p>0,960</text:p>
          </table:table-cell>
          <table:table-cell table:formula="of:=LARGE([.B14:.G14];1)" office:value-type="float" office:value="0.9633119" calcext:value-type="float">
            <text:p>0,9633</text:p>
          </table:table-cell>
          <table:table-cell table:formula="of:=LARGE([.B14:.G14];2)" office:value-type="float" office:value="0.9595835" calcext:value-type="float">
            <text:p>0,9596</text:p>
          </table:table-cell>
          <table:table-cell table:formula="of:=LARGE([.B14:.G14];3)" office:value-type="float" office:value="0.9579332" calcext:value-type="float">
            <text:p>0,9579</text:p>
          </table:table-cell>
        </table:table-row>
        <table:table-row table:style-name="ro1">
          <table:covered-table-cell table:style-name="Default"/>
          <table:table-cell office:value-type="float" office:value="0.0018075938398877" calcext:value-type="float">
            <text:p>0,002</text:p>
          </table:table-cell>
          <table:table-cell office:value-type="float" office:value="0.00176005845357475" calcext:value-type="float">
            <text:p>0,002</text:p>
          </table:table-cell>
          <table:table-cell office:value-type="float" office:value="0.00733477709886265" calcext:value-type="float">
            <text:p>0,007</text:p>
          </table:table-cell>
          <table:table-cell office:value-type="float" office:value="0.00441528067171272" calcext:value-type="float">
            <text:p>0,004</text:p>
          </table:table-cell>
          <table:table-cell office:value-type="float" office:value="0.00230974615271896" calcext:value-type="float">
            <text:p>0,002</text:p>
          </table:table-cell>
          <table:table-cell office:value-type="float" office:value="0.00110204902341047" calcext:value-type="float">
            <text:p>0,0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3</text:p>
          </table:table-cell>
          <table:table-cell table:style-name="ce128" office:value-type="float" office:value="0.9572246" calcext:value-type="float">
            <text:p>0,957</text:p>
          </table:table-cell>
          <table:table-cell table:style-name="ce82" office:value-type="float" office:value="0.9553882" calcext:value-type="float">
            <text:p>0,9554</text:p>
          </table:table-cell>
          <table:table-cell table:style-name="ce128" office:value-type="float" office:value="0.932495" calcext:value-type="float">
            <text:p>0,932</text:p>
          </table:table-cell>
          <table:table-cell table:style-name="ce128" office:value-type="float" office:value="0.9088908" calcext:value-type="float">
            <text:p>0,909</text:p>
          </table:table-cell>
          <table:table-cell table:style-name="ce128" office:value-type="float" office:value="0.8806" calcext:value-type="float">
            <text:p>0,881</text:p>
          </table:table-cell>
          <table:table-cell table:style-name="ce82" office:value-type="float" office:value="0.9574881" calcext:value-type="float">
            <text:p>0,9575</text:p>
          </table:table-cell>
          <table:table-cell table:formula="of:=LARGE([.B16:.G16];1)" office:value-type="float" office:value="0.9574881" calcext:value-type="float">
            <text:p>0,9575</text:p>
          </table:table-cell>
          <table:table-cell table:formula="of:=LARGE([.B16:.G16];2)" office:value-type="float" office:value="0.9572246" calcext:value-type="float">
            <text:p>0,9572</text:p>
          </table:table-cell>
          <table:table-cell table:formula="of:=LARGE([.B16:.G16];3)" office:value-type="float" office:value="0.9553882" calcext:value-type="float">
            <text:p>0,9554</text:p>
          </table:table-cell>
        </table:table-row>
        <table:table-row table:style-name="ro1">
          <table:covered-table-cell table:style-name="Default"/>
          <table:table-cell office:value-type="float" office:value="0.0014685946479543" calcext:value-type="float">
            <text:p>0,001</text:p>
          </table:table-cell>
          <table:table-cell table:style-name="ce75" office:value-type="float" office:value="0.000863786524553378" calcext:value-type="float">
            <text:p>0,0009</text:p>
          </table:table-cell>
          <table:table-cell office:value-type="float" office:value="0.00461072423812136" calcext:value-type="float">
            <text:p>0,005</text:p>
          </table:table-cell>
          <table:table-cell office:value-type="float" office:value="0.00757741777652519" calcext:value-type="float">
            <text:p>0,008</text:p>
          </table:table-cell>
          <table:table-cell office:value-type="float" office:value="0.00350551168875531" calcext:value-type="float">
            <text:p>0,004</text:p>
          </table:table-cell>
          <table:table-cell table:style-name="ce75" office:value-type="float" office:value="0.000879385745847631" calcext:value-type="float">
            <text:p>0,000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4</text:p>
          </table:table-cell>
          <table:table-cell table:style-name="ce129" office:value-type="float" office:value="0.9765892" calcext:value-type="float">
            <text:p>0,977</text:p>
          </table:table-cell>
          <table:table-cell table:style-name="ce129" office:value-type="float" office:value="0.9639983" calcext:value-type="float">
            <text:p>0,964</text:p>
          </table:table-cell>
          <table:table-cell table:style-name="ce129" office:value-type="float" office:value="0.9907062" calcext:value-type="float">
            <text:p>0,991</text:p>
          </table:table-cell>
          <table:table-cell table:style-name="ce129" office:value-type="float" office:value="0.9899934" calcext:value-type="float">
            <text:p>0,990</text:p>
          </table:table-cell>
          <table:table-cell table:style-name="ce129" office:value-type="float" office:value="0.9745104" calcext:value-type="float">
            <text:p>0,975</text:p>
          </table:table-cell>
          <table:table-cell table:style-name="ce129" office:value-type="float" office:value="0.9869974" calcext:value-type="float">
            <text:p>0,987</text:p>
          </table:table-cell>
          <table:table-cell table:formula="of:=LARGE([.B18:.G18];1)" office:value-type="float" office:value="0.9907062" calcext:value-type="float">
            <text:p>0,9907</text:p>
          </table:table-cell>
          <table:table-cell table:formula="of:=LARGE([.B18:.G18];2)" office:value-type="float" office:value="0.9899934" calcext:value-type="float">
            <text:p>0,9900</text:p>
          </table:table-cell>
          <table:table-cell table:formula="of:=LARGE([.B18:.G18];3)" office:value-type="float" office:value="0.9869974" calcext:value-type="float">
            <text:p>0,9870</text:p>
          </table:table-cell>
        </table:table-row>
        <table:table-row table:style-name="ro1">
          <table:covered-table-cell table:style-name="Default"/>
          <table:table-cell office:value-type="float" office:value="0.00477818297682288" calcext:value-type="float">
            <text:p>0,005</text:p>
          </table:table-cell>
          <table:table-cell office:value-type="float" office:value="0.00412976394119568" calcext:value-type="float">
            <text:p>0,004</text:p>
          </table:table-cell>
          <table:table-cell office:value-type="float" office:value="0.00448627927797634" calcext:value-type="float">
            <text:p>0,004</text:p>
          </table:table-cell>
          <table:table-cell office:value-type="float" office:value="0.00165954452787504" calcext:value-type="float">
            <text:p>0,002</text:p>
          </table:table-cell>
          <table:table-cell office:value-type="float" office:value="0.0047308651470952" calcext:value-type="float">
            <text:p>0,005</text:p>
          </table:table-cell>
          <table:table-cell office:value-type="float" office:value="0.00389429236704181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4</text:p>
          </table:table-cell>
          <table:table-cell table:style-name="ce130" office:value-type="float" office:value="0.9677337" calcext:value-type="float">
            <text:p>0,968</text:p>
          </table:table-cell>
          <table:table-cell table:style-name="ce130" office:value-type="float" office:value="0.9609273" calcext:value-type="float">
            <text:p>0,961</text:p>
          </table:table-cell>
          <table:table-cell table:style-name="ce130" office:value-type="float" office:value="0.9700045" calcext:value-type="float">
            <text:p>0,970</text:p>
          </table:table-cell>
          <table:table-cell table:style-name="ce130" office:value-type="float" office:value="0.9597093" calcext:value-type="float">
            <text:p>0,960</text:p>
          </table:table-cell>
          <table:table-cell table:style-name="ce130" office:value-type="float" office:value="0.9297218" calcext:value-type="float">
            <text:p>0,930</text:p>
          </table:table-cell>
          <table:table-cell table:style-name="ce130" office:value-type="float" office:value="0.9694551" calcext:value-type="float">
            <text:p>0,969</text:p>
          </table:table-cell>
          <table:table-cell table:formula="of:=LARGE([.B20:.G20];1)" office:value-type="float" office:value="0.9700045" calcext:value-type="float">
            <text:p>0,9700</text:p>
          </table:table-cell>
          <table:table-cell table:formula="of:=LARGE([.B20:.G20];2)" office:value-type="float" office:value="0.9694551" calcext:value-type="float">
            <text:p>0,9695</text:p>
          </table:table-cell>
          <table:table-cell table:formula="of:=LARGE([.B20:.G20];3)" office:value-type="float" office:value="0.9677337" calcext:value-type="float">
            <text:p>0,9677</text:p>
          </table:table-cell>
        </table:table-row>
        <table:table-row table:style-name="ro1">
          <table:covered-table-cell table:style-name="Default"/>
          <table:table-cell office:value-type="float" office:value="0.00200776268767002" calcext:value-type="float">
            <text:p>0,002</text:p>
          </table:table-cell>
          <table:table-cell office:value-type="float" office:value="0.0049054780205399" calcext:value-type="float">
            <text:p>0,005</text:p>
          </table:table-cell>
          <table:table-cell office:value-type="float" office:value="0.00640900658838794" calcext:value-type="float">
            <text:p>0,006</text:p>
          </table:table-cell>
          <table:table-cell office:value-type="float" office:value="0.00372872750546351" calcext:value-type="float">
            <text:p>0,004</text:p>
          </table:table-cell>
          <table:table-cell office:value-type="float" office:value="0.00390841716811293" calcext:value-type="float">
            <text:p>0,004</text:p>
          </table:table-cell>
          <table:table-cell office:value-type="float" office:value="0.00204202377312312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4</text:p>
          </table:table-cell>
          <table:table-cell table:style-name="ce131" office:value-type="float" office:value="0.9748466" calcext:value-type="float">
            <text:p>0,975</text:p>
          </table:table-cell>
          <table:table-cell table:style-name="ce131" office:value-type="float" office:value="0.9544521" calcext:value-type="float">
            <text:p>0,954</text:p>
          </table:table-cell>
          <table:table-cell table:style-name="ce141" office:value-type="float" office:value="0.9426627" calcext:value-type="float">
            <text:p>0,94</text:p>
          </table:table-cell>
          <table:table-cell table:style-name="ce141" office:value-type="float" office:value="0.9366399" calcext:value-type="float">
            <text:p>0,94</text:p>
          </table:table-cell>
          <table:table-cell table:style-name="ce131" office:value-type="float" office:value="0.9023227" calcext:value-type="float">
            <text:p>0,902</text:p>
          </table:table-cell>
          <table:table-cell table:style-name="ce131" office:value-type="float" office:value="0.9636093" calcext:value-type="float">
            <text:p>0,964</text:p>
          </table:table-cell>
          <table:table-cell table:formula="of:=LARGE([.B22:.G22];1)" office:value-type="float" office:value="0.9748466" calcext:value-type="float">
            <text:p>0,9748</text:p>
          </table:table-cell>
          <table:table-cell table:formula="of:=LARGE([.B22:.G22];2)" office:value-type="float" office:value="0.9636093" calcext:value-type="float">
            <text:p>0,9636</text:p>
          </table:table-cell>
          <table:table-cell table:formula="of:=LARGE([.B22:.G22];3)" office:value-type="float" office:value="0.9544521" calcext:value-type="float">
            <text:p>0,9545</text:p>
          </table:table-cell>
        </table:table-row>
        <table:table-row table:style-name="ro1">
          <table:covered-table-cell table:style-name="Default"/>
          <table:table-cell office:value-type="float" office:value="0.00586353687120667" calcext:value-type="float">
            <text:p>0,006</text:p>
          </table:table-cell>
          <table:table-cell office:value-type="float" office:value="0.00574695208697617" calcext:value-type="float">
            <text:p>0,006</text:p>
          </table:table-cell>
          <table:table-cell table:style-name="ce140" office:value-type="float" office:value="0.0109490503245715" calcext:value-type="float">
            <text:p>0,01</text:p>
          </table:table-cell>
          <table:table-cell table:style-name="ce140" office:value-type="float" office:value="0.00963741393165202" calcext:value-type="float">
            <text:p>0,01</text:p>
          </table:table-cell>
          <table:table-cell office:value-type="float" office:value="0.00452334763311422" calcext:value-type="float">
            <text:p>0,005</text:p>
          </table:table-cell>
          <table:table-cell office:value-type="float" office:value="0.00158996987707317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4</text:p>
          </table:table-cell>
          <table:table-cell table:style-name="ce132" office:value-type="float" office:value="0.9674953" calcext:value-type="float">
            <text:p>0,967</text:p>
          </table:table-cell>
          <table:table-cell table:style-name="ce132" office:value-type="float" office:value="0.9516527" calcext:value-type="float">
            <text:p>0,952</text:p>
          </table:table-cell>
          <table:table-cell table:style-name="ce142" office:value-type="float" office:value="0.9367475" calcext:value-type="float">
            <text:p>0,94</text:p>
          </table:table-cell>
          <table:table-cell table:style-name="ce132" office:value-type="float" office:value="0.9211451" calcext:value-type="float">
            <text:p>0,921</text:p>
          </table:table-cell>
          <table:table-cell table:style-name="ce132" office:value-type="float" office:value="0.8853368" calcext:value-type="float">
            <text:p>0,885</text:p>
          </table:table-cell>
          <table:table-cell table:style-name="ce132" office:value-type="float" office:value="0.9648078" calcext:value-type="float">
            <text:p>0,965</text:p>
          </table:table-cell>
          <table:table-cell table:formula="of:=LARGE([.B24:.G24];1)" office:value-type="float" office:value="0.9674953" calcext:value-type="float">
            <text:p>0,9675</text:p>
          </table:table-cell>
          <table:table-cell table:formula="of:=LARGE([.B24:.G24];2)" office:value-type="float" office:value="0.9648078" calcext:value-type="float">
            <text:p>0,9648</text:p>
          </table:table-cell>
          <table:table-cell table:formula="of:=LARGE([.B24:.G24];3)" office:value-type="float" office:value="0.9516527" calcext:value-type="float">
            <text:p>0,9517</text:p>
          </table:table-cell>
        </table:table-row>
        <table:table-row table:style-name="ro1">
          <table:covered-table-cell table:style-name="Default"/>
          <table:table-cell office:value-type="float" office:value="0.00639792544579883" calcext:value-type="float">
            <text:p>0,006</text:p>
          </table:table-cell>
          <table:table-cell office:value-type="float" office:value="0.00494274664634958" calcext:value-type="float">
            <text:p>0,005</text:p>
          </table:table-cell>
          <table:table-cell table:style-name="ce140" office:value-type="float" office:value="0.0101022054844474" calcext:value-type="float">
            <text:p>0,01</text:p>
          </table:table-cell>
          <table:table-cell office:value-type="float" office:value="0.00837952851239256" calcext:value-type="float">
            <text:p>0,008</text:p>
          </table:table-cell>
          <table:table-cell office:value-type="float" office:value="0.00395601513647256" calcext:value-type="float">
            <text:p>0,004</text:p>
          </table:table-cell>
          <table:table-cell office:value-type="float" office:value="0.00291811304784445" calcext:value-type="float">
            <text:p>0,0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133" office:value-type="float" office:value="0.961803433333333" calcext:value-type="float">
            <text:p>0,962</text:p>
          </table:table-cell>
          <table:table-cell table:style-name="ce133" office:value-type="float" office:value="0.955455583333333" calcext:value-type="float">
            <text:p>0,955</text:p>
          </table:table-cell>
          <table:table-cell table:style-name="ce143" office:value-type="float" office:value="0.949666258333333" calcext:value-type="float">
            <text:p>0,95</text:p>
          </table:table-cell>
          <table:table-cell table:style-name="ce143" office:value-type="float" office:value="0.936474733333333" calcext:value-type="float">
            <text:p>0,94</text:p>
          </table:table-cell>
          <table:table-cell table:style-name="ce143" office:value-type="float" office:value="0.916343616666667" calcext:value-type="float">
            <text:p>0,92</text:p>
          </table:table-cell>
          <table:table-cell table:style-name="ce143" office:value-type="float" office:value="0.961033008333333" calcext:value-type="float">
            <text:p>0,96</text:p>
          </table:table-cell>
          <table:table-cell table:formula="of:=LARGE([.B26:.G26];1)" office:value-type="float" office:value="0.961803433333333" calcext:value-type="float">
            <text:p>0,9618</text:p>
          </table:table-cell>
          <table:table-cell table:formula="of:=LARGE([.B26:.G26];2)" office:value-type="float" office:value="0.961033008333333" calcext:value-type="float">
            <text:p>0,9610</text:p>
          </table:table-cell>
          <table:table-cell table:formula="of:=LARGE([.B26:.G26];3)" office:value-type="float" office:value="0.955455583333333" calcext:value-type="float">
            <text:p>0,9555</text:p>
          </table:table-cell>
        </table:table-row>
        <table:table-row table:style-name="ro1">
          <table:covered-table-cell table:style-name="Default"/>
          <table:table-cell office:value-type="float" office:value="0.00904527745173629" calcext:value-type="float">
            <text:p>0,009</text:p>
          </table:table-cell>
          <table:table-cell office:value-type="float" office:value="0.00656048108320232" calcext:value-type="float">
            <text:p>0,007</text:p>
          </table:table-cell>
          <table:table-cell table:style-name="ce140" office:value-type="float" office:value="0.0185645419099134" calcext:value-type="float">
            <text:p>0,02</text:p>
          </table:table-cell>
          <table:table-cell table:style-name="ce140" office:value-type="float" office:value="0.0280207627949744" calcext:value-type="float">
            <text:p>0,03</text:p>
          </table:table-cell>
          <table:table-cell table:style-name="ce140" office:value-type="float" office:value="0.0340704551215036" calcext:value-type="float">
            <text:p>0,03</text:p>
          </table:table-cell>
          <table:table-cell table:style-name="ce140" office:value-type="float" office:value="0.00977081531526057" calcext:value-type="float">
            <text:p>0,01</text:p>
          </table:table-cell>
          <table:table-cell table:number-columns-repeated="3"/>
        </table:table-row>
        <calcext:conditional-formats>
          <calcext:conditional-format calcext:target-range-address="Epsilon.B2:Epsilon.G2">
            <calcext:condition calcext:apply-style-name="Accent 1" calcext:value="=[$Epsilon.$H$2]" calcext:base-cell-address="Epsilon.B2"/>
            <calcext:condition calcext:apply-style-name="Accent 2" calcext:value="=[$Epsilon.$I$2]" calcext:base-cell-address="Epsilon.B2"/>
            <calcext:condition calcext:apply-style-name="Accent 3" calcext:value="=[$Epsilon.$J$2]" calcext:base-cell-address="Epsilon.B2"/>
          </calcext:conditional-format>
          <calcext:conditional-format calcext:target-range-address="Epsilon.B4:Epsilon.G4">
            <calcext:condition calcext:apply-style-name="Accent 1" calcext:value="=[$Epsilon.$H$4]" calcext:base-cell-address="Epsilon.B4"/>
            <calcext:condition calcext:apply-style-name="Accent 2" calcext:value="=[$Epsilon.$I$4]" calcext:base-cell-address="Epsilon.B4"/>
            <calcext:condition calcext:apply-style-name="Accent 3" calcext:value="=[$Epsilon.$J$4]" calcext:base-cell-address="Epsilon.B4"/>
          </calcext:conditional-format>
          <calcext:conditional-format calcext:target-range-address="Epsilon.B6:Epsilon.G6">
            <calcext:condition calcext:apply-style-name="Accent 1" calcext:value="=[$Epsilon.$H$6]" calcext:base-cell-address="Epsilon.B6"/>
            <calcext:condition calcext:apply-style-name="Accent 2" calcext:value="=[$Epsilon.$I$6]" calcext:base-cell-address="Epsilon.B6"/>
            <calcext:condition calcext:apply-style-name="Accent 3" calcext:value="=[$Epsilon.$J$6]" calcext:base-cell-address="Epsilon.B6"/>
          </calcext:conditional-format>
          <calcext:conditional-format calcext:target-range-address="Epsilon.B8:Epsilon.G8">
            <calcext:condition calcext:apply-style-name="Accent 1" calcext:value="=[$Epsilon.$H$8]" calcext:base-cell-address="Epsilon.B8"/>
            <calcext:condition calcext:apply-style-name="Accent 2" calcext:value="=[$Epsilon.$I$8]" calcext:base-cell-address="Epsilon.B8"/>
            <calcext:condition calcext:apply-style-name="Accent 3" calcext:value="=[$Epsilon.$J$8]" calcext:base-cell-address="Epsilon.B8"/>
          </calcext:conditional-format>
          <calcext:conditional-format calcext:target-range-address="Epsilon.B10:Epsilon.G10">
            <calcext:condition calcext:apply-style-name="Accent 1" calcext:value="=[$Epsilon.$H$10]" calcext:base-cell-address="Epsilon.B10"/>
            <calcext:condition calcext:apply-style-name="Accent 2" calcext:value="=[$Epsilon.$I$10]" calcext:base-cell-address="Epsilon.B10"/>
            <calcext:condition calcext:apply-style-name="Accent 3" calcext:value="=[$Epsilon.$J$10]" calcext:base-cell-address="Epsilon.B10"/>
          </calcext:conditional-format>
          <calcext:conditional-format calcext:target-range-address="Epsilon.B12:Epsilon.G12">
            <calcext:condition calcext:apply-style-name="Accent 1" calcext:value="=[$Epsilon.$H$12]" calcext:base-cell-address="Epsilon.B12"/>
            <calcext:condition calcext:apply-style-name="Accent 2" calcext:value="=[$Epsilon.$I$12]" calcext:base-cell-address="Epsilon.B12"/>
            <calcext:condition calcext:apply-style-name="Accent 3" calcext:value="=[$Epsilon.$J$12]" calcext:base-cell-address="Epsilon.B12"/>
          </calcext:conditional-format>
          <calcext:conditional-format calcext:target-range-address="Epsilon.B14:Epsilon.G14">
            <calcext:condition calcext:apply-style-name="Accent 1" calcext:value="=[$Epsilon.$H$14]" calcext:base-cell-address="Epsilon.B14"/>
            <calcext:condition calcext:apply-style-name="Accent 2" calcext:value="=[$Epsilon.$I$14]" calcext:base-cell-address="Epsilon.B14"/>
            <calcext:condition calcext:apply-style-name="Accent 3" calcext:value="=[$Epsilon.$J$14]" calcext:base-cell-address="Epsilon.B14"/>
          </calcext:conditional-format>
          <calcext:conditional-format calcext:target-range-address="Epsilon.B16:Epsilon.G16">
            <calcext:condition calcext:apply-style-name="Accent 1" calcext:value="=[$Epsilon.$H$16]" calcext:base-cell-address="Epsilon.B16"/>
            <calcext:condition calcext:apply-style-name="Accent 2" calcext:value="=[$Epsilon.$I$16]" calcext:base-cell-address="Epsilon.B16"/>
            <calcext:condition calcext:apply-style-name="Accent 3" calcext:value="=[$Epsilon.$J$16]" calcext:base-cell-address="Epsilon.B16"/>
          </calcext:conditional-format>
          <calcext:conditional-format calcext:target-range-address="Epsilon.B18:Epsilon.G18">
            <calcext:condition calcext:apply-style-name="Accent 1" calcext:value="=[$Epsilon.$H$18]" calcext:base-cell-address="Epsilon.B18"/>
            <calcext:condition calcext:apply-style-name="Accent 2" calcext:value="=[$Epsilon.$I$18]" calcext:base-cell-address="Epsilon.B18"/>
            <calcext:condition calcext:apply-style-name="Accent 3" calcext:value="=[$Epsilon.$J$18]" calcext:base-cell-address="Epsilon.B18"/>
          </calcext:conditional-format>
          <calcext:conditional-format calcext:target-range-address="Epsilon.B20:Epsilon.G20">
            <calcext:condition calcext:apply-style-name="Accent 1" calcext:value="=[$Epsilon.$H$20]" calcext:base-cell-address="Epsilon.B20"/>
            <calcext:condition calcext:apply-style-name="Accent 2" calcext:value="=[$Epsilon.$I$20]" calcext:base-cell-address="Epsilon.B20"/>
            <calcext:condition calcext:apply-style-name="Accent 3" calcext:value="=[$Epsilon.$J$20]" calcext:base-cell-address="Epsilon.B20"/>
          </calcext:conditional-format>
          <calcext:conditional-format calcext:target-range-address="Epsilon.B22:Epsilon.G22">
            <calcext:condition calcext:apply-style-name="Accent 1" calcext:value="=[$Epsilon.$H$22]" calcext:base-cell-address="Epsilon.B22"/>
            <calcext:condition calcext:apply-style-name="Accent 2" calcext:value="=[$Epsilon.$I$22]" calcext:base-cell-address="Epsilon.B22"/>
            <calcext:condition calcext:apply-style-name="Accent 3" calcext:value="=[$Epsilon.$J$22]" calcext:base-cell-address="Epsilon.B22"/>
          </calcext:conditional-format>
          <calcext:conditional-format calcext:target-range-address="Epsilon.B24:Epsilon.G24">
            <calcext:condition calcext:apply-style-name="Accent 1" calcext:value="=[$Epsilon.$H$24]" calcext:base-cell-address="Epsilon.B24"/>
            <calcext:condition calcext:apply-style-name="Accent 2" calcext:value="=[$Epsilon.$I$24]" calcext:base-cell-address="Epsilon.B24"/>
            <calcext:condition calcext:apply-style-name="Accent 3" calcext:value="=[$Epsilon.$J$24]" calcext:base-cell-address="Epsilon.B24"/>
          </calcext:conditional-format>
          <calcext:conditional-format calcext:target-range-address="Epsilon.B26:Epsilon.G26">
            <calcext:condition calcext:apply-style-name="Accent 1" calcext:value="=[$Epsilon.$H$26]" calcext:base-cell-address="Epsilon.B26"/>
            <calcext:condition calcext:apply-style-name="Accent 2" calcext:value="=[$Epsilon.$I$26]" calcext:base-cell-address="Epsilon.B26"/>
            <calcext:condition calcext:apply-style-name="Accent 3" calcext:value="=[$Epsilon.$J$26]" calcext:base-cell-address="Epsilon.B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0">
      <number:number number:decimal-places="18" number:min-decimal-places="18" number:min-integer-digits="1"/>
    </number:number-style>
    <number:number-style style:name="N119">
      <number:number number:decimal-places="17" number:min-decimal-places="17" number:min-integer-digits="1"/>
    </number:number-style>
    <number:number-style style:name="N118">
      <number:number number:decimal-places="16" number:min-decimal-places="16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6">
      <number:number number:decimal-places="15" number:min-decimal-places="15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7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6:07:30.187020004</meta:creation-date>
    <dc:date>2024-03-12T15:48:36.812530884</dc:date>
    <meta:editing-duration>PT4H36M57S</meta:editing-duration>
    <meta:editing-cycles>139</meta:editing-cycles>
    <meta:generator>LibreOffice/7.3.7.2$Linux_X86_64 LibreOffice_project/30$Build-2</meta:generator>
    <meta:document-statistic meta:table-count="3" meta:cell-count="646" meta:object-count="0"/>
  </office:meta>
</office:document-meta>
</file>